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image/png" manifest:full-path="Pictures/10000000000000200000002000309F1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4" svg:font-family="'Times New Roman'" style:font-pitch="variable"/>
    <style:font-face style:name="zemiakovy salat CE" svg:font-family="'zemiakovy salat CE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Neuropol" svg:font-family="Neuropol" style:font-family-generic="swiss" style:font-pitch="variable"/>
    <style:font-face style:name="Times New Roman3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cm" fo:text-align="end" style:justify-single-word="false" fo:padding="0cm" fo:border="none" style:shadow="none"/>
      <style:text-properties fo:color="#ff0000" fo:font-size="10pt" fo:font-weight="bold" style:font-size-asian="10pt" style:font-weight-asian="bold" style:font-size-complex="10pt" style:font-weight-complex="bold"/>
    </style:style>
    <style:style style:name="P2" style:family="paragraph" style:parent-style-name="Header">
      <style:paragraph-properties fo:margin-top="0cm" fo:margin-bottom="0cm" fo:text-align="end" style:justify-single-word="false" fo:padding="0cm" fo:border="none" style:shadow="none"/>
      <style:text-properties fo:font-size="10pt" fo:language="en" fo:country="US" style:font-size-asian="10pt" style:font-size-complex="10pt"/>
    </style:style>
    <style:style style:name="P3" style:family="paragraph" style:parent-style-name="Footer">
      <style:paragraph-properties fo:text-align="justify" style:justify-single-word="false" fo:padding="0cm" fo:border="none" style:shadow="none"/>
      <style:text-properties fo:font-size="8pt" style:font-size-asian="8pt" style:font-size-complex="8pt"/>
    </style:style>
    <style:style style:name="P4" style:family="paragraph" style:parent-style-name="Footer">
      <style:paragraph-properties fo:text-align="center" style:justify-single-word="false" fo:padding="0cm" fo:border="none" style:shadow="none"/>
      <style:text-properties fo:font-size="8pt" style:font-size-asian="8pt" style:font-size-complex="8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end" style:justify-single-word="false"/>
      <style:text-properties fo:language="en" fo:country="US"/>
    </style:style>
    <style:style style:name="P7" style:family="paragraph" style:parent-style-name="Standard">
      <style:paragraph-properties fo:text-align="end" style:justify-single-word="false"/>
      <style:text-properties fo:language="ru" fo:country="RU"/>
    </style:style>
    <style:style style:name="P8" style:family="paragraph" style:parent-style-name="Standard">
      <style:paragraph-properties fo:margin-left="6.957cm" fo:margin-right="0.002cm" fo:text-align="end" style:justify-single-word="false" fo:text-indent="0cm" style:auto-text-indent="false" fo:padding="0.074cm" fo:border-left="none" fo:border-right="none" fo:border-top="none" fo:border-bottom="0.002cm solid #000000" style:join-border="false"/>
      <style:text-properties fo:font-size="22pt" fo:language="en" fo:country="US" style:font-size-asian="22pt" style:font-size-complex="22pt"/>
    </style:style>
    <style:style style:name="P9" style:family="paragraph" style:parent-style-name="Text_20_body" style:list-style-name="L4"/>
    <style:style style:name="P10" style:family="paragraph" style:parent-style-name="Text_20_body" style:list-style-name="L6">
      <style:text-properties fo:language="en" fo:country="US"/>
    </style:style>
    <style:style style:name="P11" style:family="paragraph" style:parent-style-name="Text_20_body">
      <style:text-properties fo:language="ru" fo:country="RU"/>
    </style:style>
    <style:style style:name="P12" style:family="paragraph" style:parent-style-name="Text_20_body" style:list-style-name="L6">
      <style:text-properties fo:language="ru" fo:country="RU"/>
    </style:style>
    <style:style style:name="P13" style:family="paragraph" style:parent-style-name="Text_20_body" style:list-style-name="L4">
      <style:text-properties fo:language="ru" fo:country="RU"/>
    </style:style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P18" style:family="paragraph" style:parent-style-name="Text_20_body" style:list-style-name="L3"/>
    <style:style style:name="P19" style:family="paragraph" style:parent-style-name="Text_20_body" style:list-style-name="L5"/>
    <style:style style:name="P20" style:family="paragraph" style:parent-style-name="Text_20_body" style:list-style-name="L7"/>
    <style:style style:name="P21" style:family="paragraph" style:parent-style-name="Text_20_body" style:list-style-name="L10"/>
    <style:style style:name="P22" style:family="paragraph" style:parent-style-name="Text_20_body" style:list-style-name="L11"/>
    <style:style style:name="P23" style:family="paragraph" style:parent-style-name="Text_20_body" style:list-style-name="L12"/>
    <style:style style:name="P24" style:family="paragraph" style:parent-style-name="Text_20_body" style:list-style-name="L13"/>
    <style:style style:name="P25" style:family="paragraph" style:parent-style-name="Text_20_body" style:list-style-name="L14"/>
    <style:style style:name="P26" style:family="paragraph" style:parent-style-name="Text_20_body" style:list-style-name="L15"/>
    <style:style style:name="P27" style:family="paragraph" style:parent-style-name="Text_20_body" style:list-style-name="L16"/>
    <style:style style:name="P28" style:family="paragraph" style:parent-style-name="Heading_20_1">
      <style:text-properties fo:language="en" fo:country="US"/>
    </style:style>
    <style:style style:name="P29" style:family="paragraph" style:parent-style-name="Heading_20_1">
      <style:text-properties fo:language="ru" fo:country="RU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3" style:family="paragraph">
      <style:paragraph-properties fo:margin-left="0cm" fo:margin-right="0cm" fo:margin-top="0cm" fo:margin-bottom="0cm" fo:line-height="100%" fo:text-align="center" fo:text-indent="0cm"/>
    </style:style>
    <style:style style:name="P3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cm" fo:margin-right="0cm" fo:margin-top="0cm" fo:margin-bottom="0cm" fo:line-height="100%" fo:text-align="center" fo:text-indent="0cm"/>
      <style:text-properties fo:color="#0099ff" style:text-outline="false" style:text-line-through-style="none" style:font-name="zemiakovy salat CE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Times New Roman2" fo:font-size="10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3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5e11a6" style:text-outline="false" style:text-line-through-style="none" style:font-name="Neuropo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99ff" style:text-outline="false" style:text-line-through-style="none" style:font-name="zemiakovy salat CE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font-name="Times New Roman2" fo:font-size="10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808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top" draw:fit-to-size="tru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draw:auto-grow-height="false" draw:auto-grow-width="false" draw:fit-to-size="true" fo:min-height="0.009cm" fo:min-width="2.357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5689" draw:fill-gradient-name="Gradient_20_1" draw:fill-hatch-name="Black_20_0_20_Degrees" draw:fill-image-name="Empty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afa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777a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3a5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b1ffa5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1cff7a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e69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dd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aa5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style:run-through="foreground" style:wrap="none" style:wrap-contour-mode="full" style:vertical-pos="from-top" style:vertical-rel="paragraph" style:horizontal-pos="from-left" style:horizontal-rel="paragraph"/>
    </style:style>
    <style:style style:name="gr16" style:family="graphic">
      <style:graphic-properties draw:stroke="solid" draw:stroke-dash="Dash_20_241" svg:stroke-width="0cm" svg:stroke-color="#000000" draw:marker-start="" draw:marker-start-width="0.3cm" draw:marker-start-center="false" draw:marker-end="" draw:marker-end-width="0.3cm" draw:marker-end-center="false" draw:fill="solid" draw:fill-color="#ffcc99" draw:fill-gradient-name="Gradient_20_7" draw:fill-hatch-name="Hatch_20_240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solid" draw:stroke-dash="Dash_20_242" svg:stroke-width="0cm" svg:stroke-color="#000000" draw:marker-start="" draw:marker-start-width="0.3cm" draw:marker-start-center="false" draw:marker-end="" draw:marker-end-width="0.3cm" draw:marker-end-center="false" draw:fill="solid" draw:fill-color="#9966cc" draw:fill-gradient-name="Gradient_20_7" draw:fill-hatch-name="Hatch_20_241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solid" draw:stroke-dash="Dash_20_243" svg:stroke-width="0cm" svg:stroke-color="#000000" draw:marker-start="" draw:marker-start-width="0.3cm" draw:marker-start-center="false" draw:marker-end="" draw:marker-end-width="0.3cm" draw:marker-end-center="false" draw:fill="solid" draw:fill-color="#9966cc" draw:fill-gradient-name="Gradient_20_7" draw:fill-hatch-name="Hatch_20_242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>
      <style:graphic-properties draw:stroke="solid" draw:stroke-dash="Dash_20_244" svg:stroke-width="0cm" svg:stroke-color="#000000" draw:marker-start="" draw:marker-start-width="0.3cm" draw:marker-start-center="false" draw:marker-end="" draw:marker-end-width="0.3cm" draw:marker-end-center="false" draw:fill="solid" draw:fill-color="#9966cc" draw:fill-gradient-name="Gradient_20_7" draw:fill-hatch-name="Hatch_20_243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" style:family="graphic">
      <style:graphic-properties draw:stroke="solid" draw:stroke-dash="Dash_20_245" svg:stroke-width="0cm" svg:stroke-color="#000000" draw:marker-start="" draw:marker-start-width="0.3cm" draw:marker-start-center="false" draw:marker-end="" draw:marker-end-width="0.3cm" draw:marker-end-center="false" draw:fill="solid" draw:fill-color="#9966cc" draw:fill-gradient-name="Gradient_20_7" draw:fill-hatch-name="Hatch_20_244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solid" draw:stroke-dash="Dash_20_246" svg:stroke-width="0cm" svg:stroke-color="#000000" draw:marker-start="" draw:marker-start-width="0.3cm" draw:marker-start-center="false" draw:marker-end="" draw:marker-end-width="0.3cm" draw:marker-end-center="false" draw:fill="solid" draw:fill-color="#9966cc" draw:fill-gradient-name="Gradient_20_7" draw:fill-hatch-name="Hatch_20_245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solid" draw:stroke-dash="Dash_20_247" svg:stroke-width="0cm" svg:stroke-color="#000000" draw:marker-start="" draw:marker-start-width="0.3cm" draw:marker-start-center="false" draw:marker-end="" draw:marker-end-width="0.3cm" draw:marker-end-center="false" draw:fill="solid" draw:fill-color="#9966cc" draw:fill-gradient-name="Gradient_20_7" draw:fill-hatch-name="Hatch_20_246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" style:family="graphic">
      <style:graphic-properties draw:stroke="solid" draw:stroke-dash="Dash_20_248" svg:stroke-width="0cm" svg:stroke-color="#000000" draw:marker-start="" draw:marker-start-width="0.3cm" draw:marker-start-center="false" draw:marker-end="" draw:marker-end-width="0.3cm" draw:marker-end-center="false" draw:fill="solid" draw:fill-color="#9966cc" draw:fill-gradient-name="Gradient_20_7" draw:fill-hatch-name="Hatch_20_247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" style:family="graphic">
      <style:graphic-properties draw:stroke="solid" draw:stroke-dash="Dash_20_249" svg:stroke-width="0cm" svg:stroke-color="#000000" draw:marker-start="" draw:marker-start-width="0.3cm" draw:marker-start-center="false" draw:marker-end="" draw:marker-end-width="0.3cm" draw:marker-end-center="false" draw:fill="solid" draw:fill-color="#ff420e" draw:fill-gradient-name="Gradient_20_7" draw:fill-hatch-name="Hatch_20_248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stroke="solid" draw:stroke-dash="Dash_20_250" svg:stroke-width="0cm" svg:stroke-color="#000000" draw:marker-start="" draw:marker-start-width="0.3cm" draw:marker-start-center="false" draw:marker-end="" draw:marker-end-width="0.3cm" draw:marker-end-center="false" draw:fill="solid" draw:fill-color="#aecf00" draw:fill-gradient-name="Gradient_20_7" draw:fill-hatch-name="Hatch_20_249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" style:family="graphic">
      <style:graphic-properties draw:stroke="solid" draw:stroke-dash="Dash_20_251" svg:stroke-width="0cm" svg:stroke-color="#000000" draw:marker-start="" draw:marker-start-width="0.3cm" draw:marker-start-center="false" draw:marker-end="" draw:marker-end-width="0.3cm" draw:marker-end-center="false" draw:fill="solid" draw:fill-color="#aecf00" draw:fill-gradient-name="Gradient_20_7" draw:fill-hatch-name="Hatch_20_250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7" style:family="graphic">
      <style:graphic-properties draw:stroke="solid" draw:stroke-dash="Dash_20_252" svg:stroke-width="0cm" svg:stroke-color="#ff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251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" style:family="graphic">
      <style:graphic-properties draw:stroke="solid" draw:stroke-dash="Dash_20_253" svg:stroke-width="0cm" svg:stroke-color="#ff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252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9" style:family="graphic">
      <style:graphic-properties draw:stroke="solid" draw:stroke-dash="Dash_20_254" svg:stroke-width="0cm" svg:stroke-color="#ff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253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0" style:family="graphic">
      <style:graphic-properties draw:stroke="solid" draw:stroke-dash="Dash_20_255" svg:stroke-width="0cm" svg:stroke-color="#ff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254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1" style:family="graphic">
      <style:graphic-properties draw:stroke="solid" draw:stroke-dash="Dash_20_256" svg:stroke-width="0cm" svg:stroke-color="#ff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255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2" style:family="graphic">
      <style:graphic-properties draw:stroke="solid" draw:stroke-dash="Dash_20_257" svg:stroke-width="0cm" svg:stroke-color="#ff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256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3" style:family="graphic">
      <style:graphic-properties draw:stroke="solid" draw:stroke-dash="Dash_20_258" svg:stroke-width="0cm" svg:stroke-color="#ff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257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4" style:family="graphic">
      <style:graphic-properties draw:stroke="solid" draw:stroke-dash="Dash_20_259" svg:stroke-width="0cm" svg:stroke-color="#3deb3d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258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5" style:family="graphic">
      <style:graphic-properties draw:stroke="solid" draw:stroke-dash="Dash_20_260" svg:stroke-width="0cm" svg:stroke-color="#3deb3d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259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6" style:family="graphic">
      <style:graphic-properties draw:stroke="solid" draw:stroke-dash="Dash_20_261" svg:stroke-width="0cm" svg:stroke-color="#ff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260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7" style:family="graphic">
      <style:graphic-properties draw:stroke="solid" draw:stroke-dash="Dash_20_262" svg:stroke-width="0cm" svg:stroke-color="#0000ff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261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8" style:family="graphic">
      <style:graphic-properties draw:stroke="solid" draw:stroke-dash="Dash_20_263" svg:stroke-width="0cm" svg:stroke-color="#0000ff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262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9" style:family="graphic">
      <style:graphic-properties draw:stroke="solid" draw:stroke-dash="Dash_20_264" svg:stroke-width="0cm" svg:stroke-color="#0000ff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263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0" style:family="graphic">
      <style:graphic-properties draw:stroke="solid" draw:stroke-dash="Dash_20_265" svg:stroke-width="0cm" svg:stroke-color="#0000ff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264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1" style:family="graphic">
      <style:graphic-properties draw:stroke="solid" draw:stroke-dash="Dash_20_266" svg:stroke-width="0cm" svg:stroke-color="#0000ff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265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2" style:family="graphic">
      <style:graphic-properties draw:stroke="solid" draw:stroke-dash="Dash_20_267" svg:stroke-width="0cm" svg:stroke-color="#0000ff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266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3" style:family="graphic">
      <style:graphic-properties draw:stroke="solid" draw:stroke-dash="Dash_20_268" svg:stroke-width="0cm" svg:stroke-color="#0000ff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267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4" style:family="graphic">
      <style:graphic-properties draw:stroke="solid" draw:stroke-dash="Dash_20_269" svg:stroke-width="0cm" svg:stroke-color="#000000" draw:marker-start="" draw:marker-start-width="0.3cm" draw:marker-start-center="false" draw:marker-end="" draw:marker-end-width="0.3cm" draw:marker-end-center="false" draw:fill="solid" draw:fill-color="#9966cc" draw:fill-gradient-name="Gradient_20_7" draw:fill-hatch-name="Hatch_20_268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5" style:family="graphic">
      <style:graphic-properties draw:stroke="solid" draw:stroke-dash="Dash_20_270" svg:stroke-width="0cm" svg:stroke-color="#000000" draw:marker-start="" draw:marker-start-width="0.3cm" draw:marker-start-center="false" draw:marker-end="" draw:marker-end-width="0.3cm" draw:marker-end-center="false" draw:fill="solid" draw:fill-color="#aecf00" draw:fill-gradient-name="Gradient_20_7" draw:fill-hatch-name="Hatch_20_269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6" style:family="graphic">
      <style:graphic-properties draw:stroke="solid" draw:stroke-dash="Dash_20_271" svg:stroke-width="0cm" svg:stroke-color="#ff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270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PayCard 2.0</text:p>
      <text:p text:style-name="P7">Ноябрь 2009</text:p>
      <text:p text:style-name="P5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31">Оглавление</text:p>
          </text:index-title>
          <text:p text:style-name="P32">Цель<text:tab/>3</text:p>
          <text:p text:style-name="P32">Задачи<text:tab/>3</text:p>
          <text:p text:style-name="P32">Общая схема<text:tab/>3</text:p>
          <text:p text:style-name="P32">Общие положения<text:tab/>3</text:p>
          <text:p text:style-name="P32">Маршрутизатор<text:tab/>4</text:p>
          <text:p text:style-name="P32">Visa/MC/H2H<text:tab/>4</text:p>
          <text:p text:style-name="P32">Авторизация<text:tab/>5</text:p>
          <text:p text:style-name="P32">ПОС/Банкомат/Киоск<text:tab/>6</text:p>
          <text:p text:style-name="P32">Клиринг<text:tab/>6</text:p>
          <text:p text:style-name="P32">Business cases<text:tab/>6</text:p>
        </text:index-body>
      </text:table-of-content>
      <text:p text:style-name="P5"/>
      <text:h text:style-name="P30" text:outline-level="1">Цель</text:h>
      <text:p text:style-name="Text_20_body">Создание системы обработки карточных операций.</text:p>
      <text:h text:style-name="Heading_20_1" text:outline-level="1">Задачи</text:h>
      <text:list xml:id="list38697636" text:style-name="L4">
        <text:list-item>
          <text:p text:style-name="P9">Разработка проекта.</text:p>
        </text:list-item>
        <text:list-item>
          <text:p text:style-name="P9">Проверка бизнес случаев.</text:p>
        </text:list-item>
        <text:list-item>
          <text:p text:style-name="P9">Проектирование БД.</text:p>
        </text:list-item>
        <text:list-item>
          <text:p text:style-name="P9">Разработка эмулятора <text:span text:style-name="T1">HSM 8000.</text:span></text:p>
        </text:list-item>
        <text:list-item>
          <text:p text:style-name="P13">Разработка Маршрутизатора.</text:p>
        </text:list-item>
        <text:list-item>
          <text:p text:style-name="P13">Разработка Авторизации.</text:p>
        </text:list-item>
        <text:list-item>
          <text:p text:style-name="P13">Разработка Интерфейса <text:span text:style-name="T1">Visa.</text:span></text:p>
        </text:list-item>
        <text:list-item>
          <text:p text:style-name="P13">Разработка выпуска карт.</text:p>
        </text:list-item>
        <text:list-item>
          <text:p text:style-name="P13">Разработка клиентского интерфейса.</text:p>
        </text:list-item>
        <text:list-item>
          <text:p text:style-name="P13">Тестирование.</text:p>
        </text:list-item>
      </text:list>
      <text:h text:style-name="Heading_20_1" text:outline-level="1">Общая схема</text:h>
      <text:h text:style-name="Heading_20_1" text:outline-level="1"><draw:g text:anchor-type="paragraph" draw:z-index="7" draw:style-name="gr15"><draw:custom-shape draw:style-name="gr16" draw:text-style-name="P37" draw:id="id1" svg:width="1.091cm" svg:height="1.064cm" svg:x="5.855cm" svg:y="2.252cm"><text:p text:style-name="P33"><text:span text:style-name="T5">DB</text:span></text:p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draw:style-name="gr17" draw:text-style-name="P37" draw:id="id2" svg:width="1.091cm" svg:height="0.708cm" svg:x="5.855cm" svg:y="0.252cm"><text:p text:style-name="P33"><text:span text:style-name="T5">Visa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18" draw:text-style-name="P37" draw:id="id5" svg:width="1.091cm" svg:height="0.708cm" svg:x="8.719cm" svg:y="0.252cm"><text:p text:style-name="P33"><text:span text:style-name="T5">MC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19" draw:text-style-name="P37" draw:id="id4" svg:width="1.091cm" svg:height="0.708cm" svg:x="11.264cm" svg:y="0.252cm"><text:p text:style-name="P33"><text:span text:style-name="T5">H2H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20" draw:text-style-name="P37" draw:id="id3" svg:width="1.091cm" svg:height="0.71cm" svg:x="5.855cm" svg:y="4.752cm"><text:p text:style-name="P33"><text:span text:style-name="T5">POS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21" draw:text-style-name="P37" draw:id="id6" svg:width="1.091cm" svg:height="0.71cm" svg:x="8.719cm" svg:y="4.856cm"><text:p text:style-name="P33"><text:span text:style-name="T5">ATM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22" draw:text-style-name="P37" draw:id="id7" svg:width="1.091cm" svg:height="0.71cm" svg:x="11.264cm" svg:y="4.856cm"><text:p text:style-name="P33"><text:span text:style-name="T5">Kiosk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23" draw:text-style-name="P37" draw:id="id8" svg:width="1.093cm" svg:height="0.71cm" svg:x="12.764cm" svg:y="2.43cm"><text:p text:style-name="P33"><text:span text:style-name="T5">Auth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24" draw:text-style-name="P37" draw:id="id9" svg:width="1.454cm" svg:height="1.063cm" svg:x="8.855cm" svg:y="2.256cm"><text:p text:style-name="P33"><text:span text:style-name="T5">Router</text:span></text:p>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</draw:custom-shape><draw:custom-shape draw:style-name="gr25" draw:text-style-name="P37" draw:id="id10" svg:width="1.456cm" svg:height="0.502cm" svg:x="10.855cm" svg:y="2.536cm"><text:p text:style-name="P33"><text:span text:style-name="T5">HSM</text:span></text:p><draw:enhanced-geometry svg:viewBox="0 0 21600 21600" draw:glue-points="10800 0 0 10800 10800 21600 21600 10800" draw:text-areas="4350 0 17250 21600" draw:type="flowchart-preparation" draw:enhanced-path="M 4350 0 L 17250 0 21600 10800 17250 21600 4350 21600 0 10800 4350 0 Z N"/></draw:custom-shape><draw:custom-shape draw:style-name="gr26" draw:text-style-name="P37" draw:id="id11" svg:width="1.5cm" svg:height="0.563cm" svg:x="2.355cm" svg:y="2.503cm"><text:p text:style-name="P33"><text:span text:style-name="T5">WLS</text:span></text:p><draw:enhanced-geometry svg:viewBox="0 0 21600 21600" draw:glue-points="10800 0 0 10800 10800 21600 21600 10800" draw:text-areas="4350 0 17250 21600" draw:type="flowchart-preparation" draw:enhanced-path="M 4350 0 L 17250 0 21600 10800 17250 21600 4350 21600 0 10800 4350 0 Z N"/></draw:custom-shape><draw:connector draw:style-name="gr27" draw:text-style-name="P37" svg:x1="6.398cm" svg:y1="2.251cm" svg:x2="6.399cm" svg:y2="0.959cm" draw:start-shape="id1" draw:start-glue-point="5" draw:end-shape="id2" draw:end-glue-point="2" svg:d="m6398 2251v-647h1v-645"><text:p/></draw:connector><draw:connector draw:style-name="gr28" draw:text-style-name="P37" svg:x1="6.399cm" svg:y1="4.752cm" svg:x2="6.398cm" svg:y2="3.316cm" draw:start-shape="id3" draw:start-glue-point="0" draw:end-shape="id1" draw:end-glue-point="7" svg:d="m6399 4752v-718h-1v-718"><text:p/></draw:connector><draw:connector draw:style-name="gr29" draw:text-style-name="P37" svg:x1="6.398cm" svg:y1="2.251cm" svg:x2="11.809cm" svg:y2="0.959cm" draw:start-shape="id1" draw:start-glue-point="5" draw:end-shape="id4" draw:end-glue-point="2" svg:d="m6398 2251v-647h5411v-645"><text:p/></draw:connector><draw:connector draw:style-name="gr30" draw:text-style-name="P37" svg:x1="6.398cm" svg:y1="2.251cm" svg:x2="9.264cm" svg:y2="0.959cm" draw:start-shape="id1" draw:start-glue-point="5" draw:end-shape="id5" svg:d="m6398 2251v-647h2866v-645"><text:p/></draw:connector><draw:connector draw:style-name="gr31" draw:text-style-name="P37" svg:x1="6.398cm" svg:y1="3.316cm" svg:x2="9.264cm" svg:y2="4.856cm" draw:start-shape="id1" draw:start-glue-point="7" draw:end-shape="id6" draw:end-glue-point="0" svg:d="m6398 3316v771h2866v769"><text:p/></draw:connector><draw:connector draw:style-name="gr32" draw:text-style-name="P37" svg:x1="6.398cm" svg:y1="3.316cm" svg:x2="11.809cm" svg:y2="4.856cm" draw:start-shape="id1" draw:start-glue-point="7" draw:end-shape="id7" draw:end-glue-point="0" svg:d="m6398 3316v771h5411v769"><text:p/></draw:connector><draw:connector draw:style-name="gr33" draw:text-style-name="P37" svg:x1="6.398cm" svg:y1="3.315cm" svg:x2="13.309cm" svg:y2="3.139cm" draw:start-shape="id1" draw:start-glue-point="7" draw:end-shape="id8" svg:d="m6398 3315v501h6911v-677"><text:p/></draw:connector><draw:connector draw:style-name="gr34" draw:text-style-name="P38" svg:x1="10.308cm" svg:y1="2.785cm" svg:x2="10.855cm" svg:y2="2.785cm" draw:start-shape="id9" draw:start-glue-point="10" draw:end-shape="id10" draw:end-glue-point="5" svg:d="m10308 2785h547"><text:p/></draw:connector><draw:connector draw:style-name="gr35" draw:text-style-name="P38" svg:x1="12.31cm" svg:y1="2.785cm" svg:x2="12.764cm" svg:y2="2.785cm" draw:start-shape="id10" draw:start-glue-point="7" draw:end-shape="id8" draw:end-glue-point="3" svg:d="m12310 2785h454"><text:p/></draw:connector><draw:connector draw:style-name="gr36" draw:text-style-name="P38" svg:x1="3.854cm" svg:y1="2.783cm" svg:x2="5.854cm" svg:y2="2.783cm" draw:start-shape="id11" draw:start-glue-point="7" draw:end-shape="id1" svg:d="m3854 2783h2000"><text:p/></draw:connector><draw:connector draw:style-name="gr37" draw:text-style-name="P38" draw:type="line" svg:x1="9.264cm" svg:y1="0.959cm" svg:x2="9.58cm" svg:y2="2.255cm" draw:start-shape="id5" draw:start-glue-point="2" draw:end-shape="id9" draw:end-glue-point="4" svg:d="m9264 959 316 1296"><text:p/></draw:connector><draw:connector draw:style-name="gr38" draw:text-style-name="P38" draw:type="line" svg:x1="6.945cm" svg:y1="0.605cm" svg:x2="9.581cm" svg:y2="2.256cm" draw:start-shape="id2" draw:start-glue-point="1" draw:end-shape="id9" draw:end-glue-point="4" svg:d="m6945 605 2636 1651"><text:p/></draw:connector><draw:connector draw:style-name="gr39" draw:text-style-name="P38" draw:type="line" svg:x1="11.264cm" svg:y1="0.605cm" svg:x2="9.58cm" svg:y2="2.256cm" draw:start-shape="id4" draw:start-glue-point="3" draw:end-shape="id9" draw:end-glue-point="4" svg:d="m11264 605-1684 1651"><text:p/></draw:connector><draw:connector draw:style-name="gr40" draw:text-style-name="P38" draw:type="line" svg:x1="6.945cm" svg:y1="5.106cm" svg:x2="9.581cm" svg:y2="3.318cm" draw:start-shape="id3" draw:start-glue-point="1" draw:end-shape="id9" draw:end-glue-point="8" svg:d="m6945 5106 2636-1788"><text:p/></draw:connector><draw:connector draw:style-name="gr41" draw:text-style-name="P38" draw:type="line" svg:x1="9.264cm" svg:y1="4.856cm" svg:x2="9.58cm" svg:y2="3.318cm" draw:start-shape="id6" draw:start-glue-point="0" draw:end-shape="id9" draw:end-glue-point="8" svg:d="m9264 4856 316-1538"><text:p/></draw:connector><draw:connector draw:style-name="gr42" draw:text-style-name="P38" draw:type="line" svg:x1="11.264cm" svg:y1="5.211cm" svg:x2="9.58cm" svg:y2="3.318cm" draw:start-shape="id7" draw:start-glue-point="3" draw:end-shape="id9" draw:end-glue-point="8" svg:d="m11264 5211-1684-1893"><text:p/></draw:connector><draw:connector draw:style-name="gr43" draw:text-style-name="P38" draw:type="curve" svg:x1="13.309cm" svg:y1="3.139cm" svg:x2="9.58cm" svg:y2="3.317cm" draw:start-shape="id8" draw:start-glue-point="2" draw:end-shape="id9" draw:end-glue-point="8" svg:d="m13309 3139c0 1017-3729 929-3729 178"><text:p/></draw:connector><draw:custom-shape draw:style-name="gr44" draw:text-style-name="P37" svg:width="1.091cm" svg:height="0.71cm" svg:x="2.854cm" svg:y="6.253cm"><text:p text:style-name="P33"><text:span text:style-name="T5"><text:tab/></text:span><text:span text:style-name="T5"><text:tab/></text:span><text:span text:style-name="T5"> <text:s text:c="7"/></text:span><text:span text:style-name="T5"><text:tab/></text:span><text:span text:style-name="T5"> <text:s text:c="6"/></text:span><text:span text:style-name="T5">- Интерфейсы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45" draw:text-style-name="P37" svg:width="1.502cm" svg:height="0.563cm" svg:x="2.854cm" svg:y="7.189cm"><text:p text:style-name="P33"><text:span text:style-name="T5"><text:tab/></text:span><text:span text:style-name="T5"><text:tab/></text:span><text:span text:style-name="T5"><text:tab/></text:span><text:span text:style-name="T5"><text:tab/></text:span><text:span text:style-name="T5">- Оборудование</text:span></text:p><draw:enhanced-geometry svg:viewBox="0 0 21600 21600" draw:glue-points="10800 0 0 10800 10800 21600 21600 10800" draw:text-areas="4350 0 17250 21600" draw:type="flowchart-preparation" draw:enhanced-path="M 4350 0 L 17250 0 21600 10800 17250 21600 4350 21600 0 10800 4350 0 Z N"/></draw:custom-shape><draw:connector draw:style-name="gr46" draw:text-style-name="P38" svg:x1="8.856cm" svg:y1="2.785cm" svg:x2="6.945cm" svg:y2="2.783cm" draw:start-shape="id9" draw:start-glue-point="6" draw:end-shape="id1" svg:d="m8856 2785h-955v-2h-956"><text:p/></draw:connector></draw:g>Общие положения</text:h>
      <text:list xml:id="list38629553" text:style-name="L1">
        <text:list-item>
          <text:p text:style-name="P16">Все Интерфейсы соединены с БД.</text:p>
        </text:list-item>
        <text:list-item>
          <text:p text:style-name="P16"><text:soft-page-break/>Все Интерфейсы соединены с Маршрутизатором<text:span text:style-name="T1">.</text:span></text:p>
        </text:list-item>
        <text:list-item>
          <text:p text:style-name="P16">При входящем сообщении извне (не от Маршрутизатора), Интерфейсы, за исключением Авторизационного интерфейса, создают транзакционную запись в БД. Затем передают Маршрутизатору ИД транзакции, номер карты и ИСО сообщение.</text:p>
        </text:list-item>
        <text:list-item>
          <text:p text:style-name="P16">Маршрутизатор по номеру карты переправляет ИД транзакции и ИСО сообщение в соответствующий Интерфейс. БИН-ы в БД группируются с назначением приоритетов. Последние используются Маршрутизатором, так как один и тот же БИН может быть в нескольких группах. Наивысший приоритет (0) должен быть у собственных карт.</text:p>
        </text:list-item>
        <text:list-item>
          <text:p text:style-name="P16">Авторизационный интерфейс создает ответное сообщение с минимальным набором полей и отправляет его с ИД транзакции Маршрутизатору. <text:s/>Интерфейсы при получении ответного сообщения от Маршрутизатора, дополняют его полями в соответствии с требованиями к Интерфейсу.</text:p>
        </text:list-item>
        <text:list-item>
          <text:p text:style-name="P16">Логирование всех изменений через ГПИ (графический пользовательский интерфейс).</text:p>
        </text:list-item>
        <text:list-item>
          <text:p text:style-name="P16">Информация о любой ошибке должна заноситься в системный журнал БД. При невозможности сделать это в файл исключений.</text:p>
        </text:list-item>
      </text:list>
      <text:h text:style-name="Heading_20_1" text:outline-level="1">Маршрутизатор</text:h>
      <text:p text:style-name="Text_20_body">Каждое сообщение должно содержать ИД транзакции, ПИН блок, при его наличии, и информацию от том, что это запрос или ответ. В запросах должен присутствовать полный номер карты. В ответах номер карты не нужен.</text:p>
      <text:p text:style-name="Text_20_body">БИН-ы объединяются в группы. Каждой группе назначается приоритет и Интерфейс назначение. 0 — наивысший приоритет, который, для производительности, явно будет выступать приоритетом «наших» карт.</text:p>
      <text:p text:style-name="Text_20_body">При получении запроса:</text:p>
      <text:list xml:id="list39309855" text:style-name="L8">
        <text:list-item>
          <text:p text:style-name="P14">по номеру карты находит Интерфейс назначения;</text:p>
        </text:list-item>
        <text:list-item>
          <text:p text:style-name="P14">при наличии ПИН блока и правил его трансформации, перекладывает его (но не в ИСО сообщении, а в сообщении Маршрутизатора) под ключ Интерфейса назначения;</text:p>
        </text:list-item>
        <text:list-item>
          <text:p text:style-name="P14">пересылает сообщение Интерфейсу назначения;</text:p>
        </text:list-item>
        <text:list-item>
          <text:p text:style-name="P14">при любой ошибке устанавливает код ответа для транзакции и добавляет информацию об этой ошибке под ней, и формирует ответное сообщение Интерфейсу источнику без ИСО сообщения.</text:p>
        </text:list-item>
      </text:list>
      <text:p text:style-name="Text_20_body">При получении ответа:</text:p>
      <text:list xml:id="list40341627" text:style-name="L9">
        <text:list-item>
          <text:p text:style-name="P15">по ИД транзакции определяет Интерфейс источник и переправляет ему ответ;</text:p>
        </text:list-item>
        <text:list-item>
          <text:p text:style-name="P15">при любой ошибке устанавливает код ответа для транзакции и добавляет информацию об ошибке под транзакцией.</text:p>
        </text:list-item>
      </text:list>
      <text:h text:style-name="Heading_20_1" text:outline-level="1"><text:soft-page-break/>Visa/MC/H2H</text:h>
      <text:p text:style-name="Text_20_body">При получении запроса извне:</text:p>
      <text:list xml:id="list38634447" text:style-name="L2">
        <text:list-item>
          <text:p text:style-name="P17">проверяют корректность сообщения в соответствии с требованиям второй стороны;</text:p>
        </text:list-item>
        <text:list-item>
          <text:p text:style-name="P17">создают транзакционную запись в БД с установлением типа транзакции;</text:p>
        </text:list-item>
        <text:list-item>
          <text:p text:style-name="P17">сохраняют сообщение в БД с привязкой к созданной транзакции;</text:p>
        </text:list-item>
        <text:list-item>
          <text:p text:style-name="P17">передают сообщение Маршрутизатору;</text:p>
        </text:list-item>
        <text:list-item>
          <text:p text:style-name="P17">при любой ошибке устанавливают код ответа для транзакции и добавляют информацию об этой ошибке под ней, и формируют ответ вовне.</text:p>
        </text:list-item>
      </text:list>
      <text:p text:style-name="Text_20_body">При получении запроса от Маршрутизатора:</text:p>
      <text:list xml:id="list38629080" text:style-name="L3">
        <text:list-item>
          <text:p text:style-name="P18">приводят сообщение в соответствие с требованиями к Интерфейсу и сохраняют его под транзакцией;</text:p>
        </text:list-item>
        <text:list-item>
          <text:p text:style-name="P18">создают запись для СИПО (сохрани и переправь/отмени);</text:p>
        </text:list-item>
        <text:list-item>
          <text:p text:style-name="P18">отправляют запрос второй стороне;</text:p>
        </text:list-item>
        <text:list-item>
          <text:p text:style-name="P18">при любой ошибке обновляют код ответа, добавляют информацию об ошибке под транзакцией.</text:p>
        </text:list-item>
      </text:list>
      <text:p text:style-name="Text_20_body">При получении ответа извне:</text:p>
      <text:list xml:id="list39100878" text:style-name="L5">
        <text:list-item>
          <text:p text:style-name="P19">проверяют корректность сообщения в соответствии с требованиями второй стороны;</text:p>
        </text:list-item>
        <text:list-item>
          <text:p text:style-name="P19">находят транзакцию и обновляют код ответа;</text:p>
        </text:list-item>
        <text:list-item>
          <text:p text:style-name="P19">сохраняют сообщение в БД под соответствующей транзакцией;</text:p>
        </text:list-item>
        <text:list-item>
          <text:p text:style-name="P19">передают сообщение Маршрутизатору;</text:p>
        </text:list-item>
        <text:list-item>
          <text:p text:style-name="P19">удаляют запись из СИПО;</text:p>
        </text:list-item>
        <text:list-item>
          <text:p text:style-name="P19">при любой ошибке обновляют код ответа транзакции и добавляют информацию об ошибке под транзакцией.</text:p>
        </text:list-item>
      </text:list>
      <text:p text:style-name="Text_20_body">При получении ответа от Маршрутизатора:</text:p>
      <text:list xml:id="list39208598" text:style-name="L7">
        <text:list-item>
          <text:p text:style-name="P20">приводят сообщение в соответствие с требованиями к Интерфейсу;</text:p>
        </text:list-item>
        <text:list-item>
          <text:p text:style-name="P20">сохраняют сообщение в БД под соответствующей транзакцией;</text:p>
        </text:list-item>
        <text:list-item>
          <text:p text:style-name="P20">отправляют ответ второй стороне;</text:p>
        </text:list-item>
        <text:list-item>
          <text:p text:style-name="P20">при любой ошибке обновляют код ответа, добавляют информацию об ошибке под транзакцией и не отправляют ответ второй стороне.</text:p>
        </text:list-item>
      </text:list>
      <text:p text:style-name="Text_20_body">Периодически обрабатывают СИПО.</text:p>
      <text:h text:style-name="Heading_20_1" text:outline-level="1"><text:soft-page-break/>Авторизация</text:h>
      <text:p text:style-name="Text_20_body">При получении запроса:</text:p>
      <text:list xml:id="list41397653" text:style-name="L10">
        <text:list-item>
          <text:p text:style-name="P21">вытягивает необходимые данные по транзакции из БД;</text:p>
        </text:list-item>
        <text:list-item>
          <text:p text:style-name="P21">вытягивает ключи для данной карты;</text:p>
        </text:list-item>
        <text:list-item>
          <text:p text:style-name="P21">проверяет криптографические величины;</text:p>
        </text:list-item>
        <text:list-item>
          <text:p text:style-name="P21">проверяет доступные средства;</text:p>
        </text:list-item>
        <text:list-item>
          <text:p text:style-name="P21">формирует криптографические величины для ответа;</text:p>
        </text:list-item>
        <text:list-item>
          <text:p text:style-name="P21">обновляет код ответа для транзакции;</text:p>
        </text:list-item>
        <text:list-item>
          <text:p text:style-name="P21">отправляет ответ Маршрутизатору;</text:p>
        </text:list-item>
        <text:list-item>
          <text:p text:style-name="P21">при любой ошибке обновляет код ответа, при необходимости, добавляет информацию об ошибке под транзакцией и отправляет ответ Маршрутизатору.</text:p>
        </text:list-item>
      </text:list>
      <text:p text:style-name="Text_20_body">Источник остатка средств:</text:p>
      <text:list xml:id="list42353783" text:style-name="L15">
        <text:list-item>
          <text:p text:style-name="P26">в БД;</text:p>
        </text:list-item>
        <text:list-item>
          <text:p text:style-name="P26">подключение к банковской системе через <text:span text:style-name="T1">Database Link.</text:span></text:p>
        </text:list-item>
      </text:list>
      <text:h text:style-name="Heading_20_1" text:outline-level="1">ПОС/Банкомат/Киоск</text:h>
      <text:p text:style-name="Text_20_body">При получении запроса от терминала:</text:p>
      <text:list xml:id="list41462557" text:style-name="L11">
        <text:list-item>
          <text:p text:style-name="P22">создают транзакционную запись;</text:p>
        </text:list-item>
        <text:list-item>
          <text:p text:style-name="P22">отправляют запрос Маршрутизатору;</text:p>
        </text:list-item>
        <text:list-item>
          <text:p text:style-name="P22">при любой ошибке не отправляя запрос Маршрутизатору обновляют код ответа транзакции, добавляют информацию об ошибке под транзакцией и формируют ответ для терминала.</text:p>
        </text:list-item>
      </text:list>
      <text:p text:style-name="Text_20_body">При получении ответа от Маршрутизатора:</text:p>
      <text:list xml:id="list41592660" text:style-name="L12">
        <text:list-item>
          <text:p text:style-name="P23">переправляют ответ терминалу;</text:p>
        </text:list-item>
        <text:list-item>
          <text:p text:style-name="P23">при любой ошибке обновляют код ответа транзакции и добавляют информацию под ней.</text:p>
        </text:list-item>
      </text:list>
      <text:h text:style-name="Heading_20_1" text:outline-level="1">Клиринг</text:h>
      <text:p text:style-name="Text_20_body">Обработка входящих сообщений:</text:p>
      <text:list xml:id="list41614040" text:style-name="L13">
        <text:list-item>
          <text:p text:style-name="P24">загружаются все сообщения из файла в БД;</text:p>
        </text:list-item>
        <text:list-item>
          <text:p text:style-name="P24">для каждого сообщения создается транзакция, под которой привязывается соответствующее сообщение;</text:p>
        </text:list-item>
        <text:list-item>
          <text:p text:style-name="P24">производиться обработка транзакций — сличение с авторизацией с разблокированием <text:soft-page-break/>сумм, создание записей для выгрузки в банковскую систему.</text:p>
        </text:list-item>
      </text:list>
      <text:p text:style-name="Text_20_body">Создание исходящих сообщений:</text:p>
      <text:list xml:id="list42181940" text:style-name="L14">
        <text:list-item>
          <text:p text:style-name="P25">под каждой транзакцией со статусом для выгрузки создается клиринговое сообщение;</text:p>
        </text:list-item>
        <text:list-item>
          <text:p text:style-name="P25">производится выгрузка сообщения в файл;</text:p>
        </text:list-item>
        <text:list-item>
          <text:p text:style-name="P25">статус транзакции изменяется на выгруженный.</text:p>
        </text:list-item>
      </text:list>
      <text:h text:style-name="P29" text:outline-level="1">Выпуск карт</text:h>
      <text:list xml:id="list42397728" text:style-name="L16">
        <text:list-item>
          <text:p text:style-name="P27"><text:span text:style-name="T2">Клиент не обязателен.</text:span></text:p>
        </text:list-item>
        <text:list-item>
          <text:p text:style-name="P27"><text:span text:style-name="T2">Должна быть возможность заведения и обновления клиентов, карт, устройств и счетов через </text:span><text:span text:style-name="T1">DB link.</text:span></text:p>
        </text:list-item>
        <text:list-item>
          <text:p text:style-name="P27"><text:span text:style-name="T1"/></text:p>
        </text:list-item>
      </text:list>
      <text:h text:style-name="P28" text:outline-level="1">Business cases</text:h>
      <text:p text:style-name="P11">В случае если вторая сторона <text:span text:style-name="T1">H2H </text:span>не имеет прямого подключения к <text:span text:style-name="T1">Visa/MC:</text:span></text:p>
      <text:list xml:id="list39178202" text:style-name="L6">
        <text:list-item>
          <text:p text:style-name="P10"><text:span text:style-name="T2">наша карта у нас;</text:span></text:p>
        </text:list-item>
        <text:list-item>
          <text:p text:style-name="P10"><text:span text:style-name="T2">наша карта в </text:span>Visa/MC/H2H;</text:p>
        </text:list-item>
        <text:list-item>
          <text:p text:style-name="P12"><text:span text:style-name="T1">Visa/MC</text:span> карта у нас;</text:p>
        </text:list-item>
        <text:list-item>
          <text:p text:style-name="P12"><text:span text:style-name="T1">Visa/MC </text:span>карта в <text:span text:style-name="T1">H2H;</text:span></text:p>
        </text:list-item>
        <text:list-item>
          <text:p text:style-name="P10"><text:span text:style-name="T2">H2H</text:span> <text:span text:style-name="T2">карта в </text:span>Visa/MC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4" svg:font-family="'Times New Roman'" style:font-pitch="variable"/>
    <style:font-face style:name="zemiakovy salat CE" svg:font-family="'zemiakovy salat CE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Neuropol" svg:font-family="Neuropol" style:font-family-generic="swiss" style:font-pitch="variable"/>
    <style:font-face style:name="Times New Roman3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058cm" draw:rotation="0"/>
    <draw:hatch draw:name="Hatch_20_1" draw:display-name="Hatch 1" draw:style="single" draw:color="#000000" draw:distance="0.011cm" draw:rotation="0"/>
    <draw:hatch draw:name="Hatch_20_149" draw:display-name="Hatch 149" draw:style="single" draw:color="#000000" draw:distance="0.011cm" draw:rotation="0"/>
    <draw:hatch draw:name="Hatch_20_150" draw:display-name="Hatch 150" draw:style="single" draw:color="#000000" draw:distance="0.011cm" draw:rotation="0"/>
    <draw:hatch draw:name="Hatch_20_151" draw:display-name="Hatch 151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0" draw:display-name="Hatch 160" draw:style="single" draw:color="#000000" draw:distance="0.011cm" draw:rotation="0"/>
    <draw:hatch draw:name="Hatch_20_161" draw:display-name="Hatch 161" draw:style="single" draw:color="#000000" draw:distance="0.011cm" draw:rotation="0"/>
    <draw:hatch draw:name="Hatch_20_162" draw:display-name="Hatch 162" draw:style="single" draw:color="#000000" draw:distance="0.011cm" draw:rotation="0"/>
    <draw:hatch draw:name="Hatch_20_163" draw:display-name="Hatch 163" draw:style="single" draw:color="#000000" draw:distance="0.011cm" draw:rotation="0"/>
    <draw:hatch draw:name="Hatch_20_164" draw:display-name="Hatch 164" draw:style="single" draw:color="#000000" draw:distance="0.011cm" draw:rotation="0"/>
    <draw:hatch draw:name="Hatch_20_165" draw:display-name="Hatch 165" draw:style="single" draw:color="#000000" draw:distance="0.011cm" draw:rotation="0"/>
    <draw:hatch draw:name="Hatch_20_166" draw:display-name="Hatch 166" draw:style="single" draw:color="#000000" draw:distance="0.011cm" draw:rotation="0"/>
    <draw:hatch draw:name="Hatch_20_167" draw:display-name="Hatch 167" draw:style="single" draw:color="#000000" draw:distance="0.011cm" draw:rotation="0"/>
    <draw:hatch draw:name="Hatch_20_168" draw:display-name="Hatch 168" draw:style="single" draw:color="#000000" draw:distance="0.011cm" draw:rotation="0"/>
    <draw:hatch draw:name="Hatch_20_169" draw:display-name="Hatch 169" draw:style="single" draw:color="#000000" draw:distance="0.011cm" draw:rotation="0"/>
    <draw:hatch draw:name="Hatch_20_170" draw:display-name="Hatch 170" draw:style="single" draw:color="#000000" draw:distance="0.011cm" draw:rotation="0"/>
    <draw:hatch draw:name="Hatch_20_171" draw:display-name="Hatch 171" draw:style="single" draw:color="#000000" draw:distance="0.011cm" draw:rotation="0"/>
    <draw:hatch draw:name="Hatch_20_172" draw:display-name="Hatch 172" draw:style="single" draw:color="#000000" draw:distance="0.011cm" draw:rotation="0"/>
    <draw:hatch draw:name="Hatch_20_173" draw:display-name="Hatch 173" draw:style="single" draw:color="#000000" draw:distance="0.011cm" draw:rotation="0"/>
    <draw:hatch draw:name="Hatch_20_174" draw:display-name="Hatch 174" draw:style="single" draw:color="#000000" draw:distance="0.011cm" draw:rotation="0"/>
    <draw:hatch draw:name="Hatch_20_175" draw:display-name="Hatch 175" draw:style="single" draw:color="#000000" draw:distance="0.011cm" draw:rotation="0"/>
    <draw:hatch draw:name="Hatch_20_176" draw:display-name="Hatch 176" draw:style="single" draw:color="#000000" draw:distance="0.011cm" draw:rotation="0"/>
    <draw:hatch draw:name="Hatch_20_177" draw:display-name="Hatch 177" draw:style="single" draw:color="#000000" draw:distance="0.011cm" draw:rotation="0"/>
    <draw:hatch draw:name="Hatch_20_178" draw:display-name="Hatch 178" draw:style="single" draw:color="#000000" draw:distance="0.011cm" draw:rotation="0"/>
    <draw:hatch draw:name="Hatch_20_179" draw:display-name="Hatch 179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1" draw:display-name="Hatch 181" draw:style="single" draw:color="#000000" draw:distance="0.011cm" draw:rotation="0"/>
    <draw:hatch draw:name="Hatch_20_182" draw:display-name="Hatch 182" draw:style="single" draw:color="#000000" draw:distance="0.011cm" draw:rotation="0"/>
    <draw:hatch draw:name="Hatch_20_183" draw:display-name="Hatch 183" draw:style="single" draw:color="#000000" draw:distance="0.011cm" draw:rotation="0"/>
    <draw:hatch draw:name="Hatch_20_184" draw:display-name="Hatch 184" draw:style="single" draw:color="#000000" draw:distance="0.011cm" draw:rotation="0"/>
    <draw:hatch draw:name="Hatch_20_185" draw:display-name="Hatch 185" draw:style="single" draw:color="#000000" draw:distance="0.011cm" draw:rotation="0"/>
    <draw:hatch draw:name="Hatch_20_186" draw:display-name="Hatch 186" draw:style="single" draw:color="#000000" draw:distance="0.011cm" draw:rotation="0"/>
    <draw:hatch draw:name="Hatch_20_187" draw:display-name="Hatch 187" draw:style="single" draw:color="#000000" draw:distance="0.011cm" draw:rotation="0"/>
    <draw:hatch draw:name="Hatch_20_188" draw:display-name="Hatch 188" draw:style="single" draw:color="#000000" draw:distance="0.011cm" draw:rotation="0"/>
    <draw:hatch draw:name="Hatch_20_189" draw:display-name="Hatch 189" draw:style="single" draw:color="#000000" draw:distance="0.011cm" draw:rotation="0"/>
    <draw:hatch draw:name="Hatch_20_190" draw:display-name="Hatch 190" draw:style="single" draw:color="#000000" draw:distance="0.011cm" draw:rotation="0"/>
    <draw:hatch draw:name="Hatch_20_191" draw:display-name="Hatch 191" draw:style="single" draw:color="#000000" draw:distance="0.011cm" draw:rotation="0"/>
    <draw:hatch draw:name="Hatch_20_192" draw:display-name="Hatch 192" draw:style="single" draw:color="#000000" draw:distance="0.011cm" draw:rotation="0"/>
    <draw:hatch draw:name="Hatch_20_193" draw:display-name="Hatch 193" draw:style="single" draw:color="#000000" draw:distance="0.011cm" draw:rotation="0"/>
    <draw:hatch draw:name="Hatch_20_194" draw:display-name="Hatch 194" draw:style="single" draw:color="#000000" draw:distance="0.011cm" draw:rotation="0"/>
    <draw:hatch draw:name="Hatch_20_195" draw:display-name="Hatch 195" draw:style="single" draw:color="#000000" draw:distance="0.011cm" draw:rotation="0"/>
    <draw:hatch draw:name="Hatch_20_196" draw:display-name="Hatch 196" draw:style="single" draw:color="#000000" draw:distance="0.011cm" draw:rotation="0"/>
    <draw:hatch draw:name="Hatch_20_197" draw:display-name="Hatch 197" draw:style="single" draw:color="#000000" draw:distance="0.011cm" draw:rotation="0"/>
    <draw:hatch draw:name="Hatch_20_198" draw:display-name="Hatch 198" draw:style="single" draw:color="#000000" draw:distance="0.011cm" draw:rotation="0"/>
    <draw:hatch draw:name="Hatch_20_199" draw:display-name="Hatch 199" draw:style="single" draw:color="#000000" draw:distance="0.011cm" draw:rotation="0"/>
    <draw:hatch draw:name="Hatch_20_200" draw:display-name="Hatch 200" draw:style="single" draw:color="#000000" draw:distance="0.011cm" draw:rotation="0"/>
    <draw:hatch draw:name="Hatch_20_201" draw:display-name="Hatch 201" draw:style="single" draw:color="#000000" draw:distance="0.011cm" draw:rotation="0"/>
    <draw:hatch draw:name="Hatch_20_202" draw:display-name="Hatch 202" draw:style="single" draw:color="#000000" draw:distance="0.011cm" draw:rotation="0"/>
    <draw:hatch draw:name="Hatch_20_203" draw:display-name="Hatch 203" draw:style="single" draw:color="#000000" draw:distance="0.011cm" draw:rotation="0"/>
    <draw:hatch draw:name="Hatch_20_204" draw:display-name="Hatch 204" draw:style="single" draw:color="#000000" draw:distance="0.011cm" draw:rotation="0"/>
    <draw:hatch draw:name="Hatch_20_205" draw:display-name="Hatch 205" draw:style="single" draw:color="#000000" draw:distance="0.011cm" draw:rotation="0"/>
    <draw:hatch draw:name="Hatch_20_206" draw:display-name="Hatch 206" draw:style="single" draw:color="#000000" draw:distance="0.011cm" draw:rotation="0"/>
    <draw:hatch draw:name="Hatch_20_207" draw:display-name="Hatch 207" draw:style="single" draw:color="#000000" draw:distance="0.011cm" draw:rotation="0"/>
    <draw:hatch draw:name="Hatch_20_208" draw:display-name="Hatch 208" draw:style="single" draw:color="#000000" draw:distance="0.011cm" draw:rotation="0"/>
    <draw:hatch draw:name="Hatch_20_209" draw:display-name="Hatch 209" draw:style="single" draw:color="#000000" draw:distance="0.011cm" draw:rotation="0"/>
    <draw:hatch draw:name="Hatch_20_210" draw:display-name="Hatch 210" draw:style="single" draw:color="#000000" draw:distance="0.011cm" draw:rotation="0"/>
    <draw:hatch draw:name="Hatch_20_211" draw:display-name="Hatch 211" draw:style="single" draw:color="#000000" draw:distance="0.011cm" draw:rotation="0"/>
    <draw:hatch draw:name="Hatch_20_212" draw:display-name="Hatch 212" draw:style="single" draw:color="#000000" draw:distance="0.011cm" draw:rotation="0"/>
    <draw:hatch draw:name="Hatch_20_213" draw:display-name="Hatch 213" draw:style="single" draw:color="#000000" draw:distance="0.011cm" draw:rotation="0"/>
    <draw:hatch draw:name="Hatch_20_214" draw:display-name="Hatch 214" draw:style="single" draw:color="#000000" draw:distance="0.011cm" draw:rotation="0"/>
    <draw:hatch draw:name="Hatch_20_215" draw:display-name="Hatch 215" draw:style="single" draw:color="#000000" draw:distance="0.011cm" draw:rotation="0"/>
    <draw:hatch draw:name="Hatch_20_216" draw:display-name="Hatch 216" draw:style="single" draw:color="#000000" draw:distance="0.011cm" draw:rotation="0"/>
    <draw:hatch draw:name="Hatch_20_217" draw:display-name="Hatch 217" draw:style="single" draw:color="#000000" draw:distance="0.011cm" draw:rotation="0"/>
    <draw:hatch draw:name="Hatch_20_218" draw:display-name="Hatch 218" draw:style="single" draw:color="#000000" draw:distance="0.011cm" draw:rotation="0"/>
    <draw:hatch draw:name="Hatch_20_219" draw:display-name="Hatch 219" draw:style="single" draw:color="#000000" draw:distance="0.011cm" draw:rotation="0"/>
    <draw:hatch draw:name="Hatch_20_220" draw:display-name="Hatch 220" draw:style="single" draw:color="#000000" draw:distance="0.011cm" draw:rotation="0"/>
    <draw:hatch draw:name="Hatch_20_221" draw:display-name="Hatch 221" draw:style="single" draw:color="#000000" draw:distance="0.011cm" draw:rotation="0"/>
    <draw:hatch draw:name="Hatch_20_222" draw:display-name="Hatch 222" draw:style="single" draw:color="#000000" draw:distance="0.011cm" draw:rotation="0"/>
    <draw:hatch draw:name="Hatch_20_223" draw:display-name="Hatch 223" draw:style="single" draw:color="#000000" draw:distance="0.011cm" draw:rotation="0"/>
    <draw:hatch draw:name="Hatch_20_224" draw:display-name="Hatch 224" draw:style="single" draw:color="#000000" draw:distance="0.011cm" draw:rotation="0"/>
    <draw:hatch draw:name="Hatch_20_225" draw:display-name="Hatch 225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7" draw:display-name="Hatch 227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29" draw:display-name="Hatch 229" draw:style="single" draw:color="#000000" draw:distance="0.011cm" draw:rotation="0"/>
    <draw:hatch draw:name="Hatch_20_230" draw:display-name="Hatch 230" draw:style="single" draw:color="#000000" draw:distance="0.011cm" draw:rotation="0"/>
    <draw:hatch draw:name="Hatch_20_231" draw:display-name="Hatch 231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3" draw:display-name="Hatch 233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5" draw:display-name="Hatch 235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37" draw:display-name="Hatch 237" draw:style="single" draw:color="#000000" draw:distance="0.011cm" draw:rotation="0"/>
    <draw:hatch draw:name="Hatch_20_238" draw:display-name="Hatch 238" draw:style="single" draw:color="#000000" draw:distance="0.011cm" draw:rotation="0"/>
    <draw:hatch draw:name="Hatch_20_239" draw:display-name="Hatch 239" draw:style="single" draw:color="#000000" draw:distance="0.011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8" draw:display-name="Hatch 248" draw:style="single" draw:color="#000000" draw:distance="0.011cm" draw:rotation="0"/>
    <draw:hatch draw:name="Hatch_20_249" draw:display-name="Hatch 249" draw:style="single" draw:color="#000000" draw:distance="0.011cm" draw:rotation="0"/>
    <draw:hatch draw:name="Hatch_20_250" draw:display-name="Hatch 250" draw:style="single" draw:color="#000000" draw:distance="0.011cm" draw:rotation="0"/>
    <draw:hatch draw:name="Hatch_20_251" draw:display-name="Hatch 251" draw:style="single" draw:color="#000000" draw:distance="0.011cm" draw:rotation="0"/>
    <draw:hatch draw:name="Hatch_20_252" draw:display-name="Hatch 252" draw:style="single" draw:color="#000000" draw:distance="0.011cm" draw:rotation="0"/>
    <draw:hatch draw:name="Hatch_20_253" draw:display-name="Hatch 253" draw:style="single" draw:color="#000000" draw:distance="0.011cm" draw:rotation="0"/>
    <draw:hatch draw:name="Hatch_20_254" draw:display-name="Hatch 254" draw:style="single" draw:color="#000000" draw:distance="0.011cm" draw:rotation="0"/>
    <draw:hatch draw:name="Hatch_20_255" draw:display-name="Hatch 255" draw:style="single" draw:color="#000000" draw:distance="0.011cm" draw:rotation="0"/>
    <draw:hatch draw:name="Hatch_20_256" draw:display-name="Hatch 256" draw:style="single" draw:color="#000000" draw:distance="0.011cm" draw:rotation="0"/>
    <draw:hatch draw:name="Hatch_20_257" draw:display-name="Hatch 257" draw:style="single" draw:color="#000000" draw:distance="0.011cm" draw:rotation="0"/>
    <draw:hatch draw:name="Hatch_20_258" draw:display-name="Hatch 258" draw:style="single" draw:color="#000000" draw:distance="0.011cm" draw:rotation="0"/>
    <draw:hatch draw:name="Hatch_20_259" draw:display-name="Hatch 259" draw:style="single" draw:color="#000000" draw:distance="0.011cm" draw:rotation="0"/>
    <draw:hatch draw:name="Hatch_20_260" draw:display-name="Hatch 260" draw:style="single" draw:color="#000000" draw:distance="0.011cm" draw:rotation="0"/>
    <draw:hatch draw:name="Hatch_20_261" draw:display-name="Hatch 261" draw:style="single" draw:color="#000000" draw:distance="0.011cm" draw:rotation="0"/>
    <draw:hatch draw:name="Hatch_20_262" draw:display-name="Hatch 262" draw:style="single" draw:color="#000000" draw:distance="0.011cm" draw:rotation="0"/>
    <draw:hatch draw:name="Hatch_20_263" draw:display-name="Hatch 263" draw:style="single" draw:color="#000000" draw:distance="0.011cm" draw:rotation="0"/>
    <draw:hatch draw:name="Hatch_20_264" draw:display-name="Hatch 264" draw:style="single" draw:color="#000000" draw:distance="0.011cm" draw:rotation="0"/>
    <draw:hatch draw:name="Hatch_20_265" draw:display-name="Hatch 265" draw:style="single" draw:color="#000000" draw:distance="0.011cm" draw:rotation="0"/>
    <draw:hatch draw:name="Hatch_20_266" draw:display-name="Hatch 266" draw:style="single" draw:color="#000000" draw:distance="0.011cm" draw:rotation="0"/>
    <draw:hatch draw:name="Hatch_20_267" draw:display-name="Hatch 267" draw:style="single" draw:color="#000000" draw:distance="0.011cm" draw:rotation="0"/>
    <draw:hatch draw:name="Hatch_20_268" draw:display-name="Hatch 268" draw:style="single" draw:color="#000000" draw:distance="0.011cm" draw:rotation="0"/>
    <draw:hatch draw:name="Hatch_20_269" draw:display-name="Hatch 269" draw:style="single" draw:color="#000000" draw:distance="0.011cm" draw:rotation="0"/>
    <draw:hatch draw:name="Hatch_20_270" draw:display-name="Hatch 270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stroke-dash draw:name="Dash_20_150" draw:display-name="Dash 150" draw:style="rect" draw:dots1="1" draw:dots1-length="0.011cm" draw:dots2="1" draw:dots2-length="0.011cm" draw:distance="0.011cm"/>
    <draw:stroke-dash draw:name="Dash_20_151" draw:display-name="Dash 151" draw:style="rect" draw:dots1="1" draw:dots1-length="0.011cm" draw:dots2="1" draw:dots2-length="0.011cm" draw:distance="0.011cm"/>
    <draw:stroke-dash draw:name="Dash_20_152" draw:display-name="Dash 152" draw:style="rect" draw:dots1="1" draw:dots1-length="0.011cm" draw:dots2="1" draw:dots2-length="0.011cm" draw:distance="0.011cm"/>
    <draw:stroke-dash draw:name="Dash_20_153" draw:display-name="Dash 153" draw:style="rect" draw:dots1="1" draw:dots1-length="0.011cm" draw:dots2="1" draw:dots2-length="0.011cm" draw:distance="0.011cm"/>
    <draw:stroke-dash draw:name="Dash_20_154" draw:display-name="Dash 154" draw:style="rect" draw:dots1="1" draw:dots1-length="0.011cm" draw:dots2="1" draw:dots2-length="0.011cm" draw:distance="0.011cm"/>
    <draw:stroke-dash draw:name="Dash_20_155" draw:display-name="Dash 155" draw:style="rect" draw:dots1="1" draw:dots1-length="0.011cm" draw:dots2="1" draw:dots2-length="0.011cm" draw:distance="0.011cm"/>
    <draw:stroke-dash draw:name="Dash_20_156" draw:display-name="Dash 156" draw:style="rect" draw:dots1="1" draw:dots1-length="0.011cm" draw:dots2="1" draw:dots2-length="0.011cm" draw:distance="0.011cm"/>
    <draw:stroke-dash draw:name="Dash_20_157" draw:display-name="Dash 157" draw:style="rect" draw:dots1="1" draw:dots1-length="0.011cm" draw:dots2="1" draw:dots2-length="0.011cm" draw:distance="0.011cm"/>
    <draw:stroke-dash draw:name="Dash_20_158" draw:display-name="Dash 158" draw:style="rect" draw:dots1="1" draw:dots1-length="0.011cm" draw:dots2="1" draw:dots2-length="0.011cm" draw:distance="0.011cm"/>
    <draw:stroke-dash draw:name="Dash_20_159" draw:display-name="Dash 159" draw:style="rect" draw:dots1="1" draw:dots1-length="0.011cm" draw:dots2="1" draw:dots2-length="0.011cm" draw:distance="0.011cm"/>
    <draw:stroke-dash draw:name="Dash_20_160" draw:display-name="Dash 160" draw:style="rect" draw:dots1="1" draw:dots1-length="0.011cm" draw:dots2="1" draw:dots2-length="0.011cm" draw:distance="0.011cm"/>
    <draw:stroke-dash draw:name="Dash_20_161" draw:display-name="Dash 161" draw:style="rect" draw:dots1="1" draw:dots1-length="0.011cm" draw:dots2="1" draw:dots2-length="0.011cm" draw:distance="0.011cm"/>
    <draw:stroke-dash draw:name="Dash_20_162" draw:display-name="Dash 162" draw:style="rect" draw:dots1="1" draw:dots1-length="0.011cm" draw:dots2="1" draw:dots2-length="0.011cm" draw:distance="0.011cm"/>
    <draw:stroke-dash draw:name="Dash_20_163" draw:display-name="Dash 163" draw:style="rect" draw:dots1="1" draw:dots1-length="0.011cm" draw:dots2="1" draw:dots2-length="0.011cm" draw:distance="0.011cm"/>
    <draw:stroke-dash draw:name="Dash_20_164" draw:display-name="Dash 164" draw:style="rect" draw:dots1="1" draw:dots1-length="0.011cm" draw:dots2="1" draw:dots2-length="0.011cm" draw:distance="0.011cm"/>
    <draw:stroke-dash draw:name="Dash_20_165" draw:display-name="Dash 165" draw:style="rect" draw:dots1="1" draw:dots1-length="0.011cm" draw:dots2="1" draw:dots2-length="0.011cm" draw:distance="0.011cm"/>
    <draw:stroke-dash draw:name="Dash_20_166" draw:display-name="Dash 166" draw:style="rect" draw:dots1="1" draw:dots1-length="0.011cm" draw:dots2="1" draw:dots2-length="0.011cm" draw:distance="0.011cm"/>
    <draw:stroke-dash draw:name="Dash_20_167" draw:display-name="Dash 167" draw:style="rect" draw:dots1="1" draw:dots1-length="0.011cm" draw:dots2="1" draw:dots2-length="0.011cm" draw:distance="0.011cm"/>
    <draw:stroke-dash draw:name="Dash_20_168" draw:display-name="Dash 168" draw:style="rect" draw:dots1="1" draw:dots1-length="0.011cm" draw:dots2="1" draw:dots2-length="0.011cm" draw:distance="0.011cm"/>
    <draw:stroke-dash draw:name="Dash_20_169" draw:display-name="Dash 169" draw:style="rect" draw:dots1="1" draw:dots1-length="0.011cm" draw:dots2="1" draw:dots2-length="0.011cm" draw:distance="0.011cm"/>
    <draw:stroke-dash draw:name="Dash_20_170" draw:display-name="Dash 170" draw:style="rect" draw:dots1="1" draw:dots1-length="0.011cm" draw:dots2="1" draw:dots2-length="0.011cm" draw:distance="0.011cm"/>
    <draw:stroke-dash draw:name="Dash_20_171" draw:display-name="Dash 171" draw:style="rect" draw:dots1="1" draw:dots1-length="0.011cm" draw:dots2="1" draw:dots2-length="0.011cm" draw:distance="0.011cm"/>
    <draw:stroke-dash draw:name="Dash_20_172" draw:display-name="Dash 172" draw:style="rect" draw:dots1="1" draw:dots1-length="0.011cm" draw:dots2="1" draw:dots2-length="0.011cm" draw:distance="0.011cm"/>
    <draw:stroke-dash draw:name="Dash_20_173" draw:display-name="Dash 173" draw:style="rect" draw:dots1="1" draw:dots1-length="0.011cm" draw:dots2="1" draw:dots2-length="0.011cm" draw:distance="0.011cm"/>
    <draw:stroke-dash draw:name="Dash_20_174" draw:display-name="Dash 174" draw:style="rect" draw:dots1="1" draw:dots1-length="0.011cm" draw:dots2="1" draw:dots2-length="0.011cm" draw:distance="0.011cm"/>
    <draw:stroke-dash draw:name="Dash_20_175" draw:display-name="Dash 175" draw:style="rect" draw:dots1="1" draw:dots1-length="0.011cm" draw:dots2="1" draw:dots2-length="0.011cm" draw:distance="0.011cm"/>
    <draw:stroke-dash draw:name="Dash_20_176" draw:display-name="Dash 176" draw:style="rect" draw:dots1="1" draw:dots1-length="0.011cm" draw:dots2="1" draw:dots2-length="0.011cm" draw:distance="0.011cm"/>
    <draw:stroke-dash draw:name="Dash_20_177" draw:display-name="Dash 177" draw:style="rect" draw:dots1="1" draw:dots1-length="0.011cm" draw:dots2="1" draw:dots2-length="0.011cm" draw:distance="0.011cm"/>
    <draw:stroke-dash draw:name="Dash_20_178" draw:display-name="Dash 178" draw:style="rect" draw:dots1="1" draw:dots1-length="0.011cm" draw:dots2="1" draw:dots2-length="0.011cm" draw:distance="0.011cm"/>
    <draw:stroke-dash draw:name="Dash_20_179" draw:display-name="Dash 179" draw:style="rect" draw:dots1="1" draw:dots1-length="0.011cm" draw:dots2="1" draw:dots2-length="0.011cm" draw:distance="0.011cm"/>
    <draw:stroke-dash draw:name="Dash_20_180" draw:display-name="Dash 180" draw:style="rect" draw:dots1="1" draw:dots1-length="0.011cm" draw:dots2="1" draw:dots2-length="0.011cm" draw:distance="0.011cm"/>
    <draw:stroke-dash draw:name="Dash_20_181" draw:display-name="Dash 181" draw:style="rect" draw:dots1="1" draw:dots1-length="0.011cm" draw:dots2="1" draw:dots2-length="0.011cm" draw:distance="0.011cm"/>
    <draw:stroke-dash draw:name="Dash_20_182" draw:display-name="Dash 182" draw:style="rect" draw:dots1="1" draw:dots1-length="0.011cm" draw:dots2="1" draw:dots2-length="0.011cm" draw:distance="0.011cm"/>
    <draw:stroke-dash draw:name="Dash_20_183" draw:display-name="Dash 183" draw:style="rect" draw:dots1="1" draw:dots1-length="0.011cm" draw:dots2="1" draw:dots2-length="0.011cm" draw:distance="0.011cm"/>
    <draw:stroke-dash draw:name="Dash_20_184" draw:display-name="Dash 184" draw:style="rect" draw:dots1="1" draw:dots1-length="0.011cm" draw:dots2="1" draw:dots2-length="0.011cm" draw:distance="0.011cm"/>
    <draw:stroke-dash draw:name="Dash_20_185" draw:display-name="Dash 185" draw:style="rect" draw:dots1="1" draw:dots1-length="0.011cm" draw:dots2="1" draw:dots2-length="0.011cm" draw:distance="0.011cm"/>
    <draw:stroke-dash draw:name="Dash_20_186" draw:display-name="Dash 186" draw:style="rect" draw:dots1="1" draw:dots1-length="0.011cm" draw:dots2="1" draw:dots2-length="0.011cm" draw:distance="0.011cm"/>
    <draw:stroke-dash draw:name="Dash_20_187" draw:display-name="Dash 187" draw:style="rect" draw:dots1="1" draw:dots1-length="0.011cm" draw:dots2="1" draw:dots2-length="0.011cm" draw:distance="0.011cm"/>
    <draw:stroke-dash draw:name="Dash_20_188" draw:display-name="Dash 188" draw:style="rect" draw:dots1="1" draw:dots1-length="0.011cm" draw:dots2="1" draw:dots2-length="0.011cm" draw:distance="0.011cm"/>
    <draw:stroke-dash draw:name="Dash_20_189" draw:display-name="Dash 189" draw:style="rect" draw:dots1="1" draw:dots1-length="0.011cm" draw:dots2="1" draw:dots2-length="0.011cm" draw:distance="0.011cm"/>
    <draw:stroke-dash draw:name="Dash_20_190" draw:display-name="Dash 190" draw:style="rect" draw:dots1="1" draw:dots1-length="0.011cm" draw:dots2="1" draw:dots2-length="0.011cm" draw:distance="0.011cm"/>
    <draw:stroke-dash draw:name="Dash_20_191" draw:display-name="Dash 191" draw:style="rect" draw:dots1="1" draw:dots1-length="0.011cm" draw:dots2="1" draw:dots2-length="0.011cm" draw:distance="0.011cm"/>
    <draw:stroke-dash draw:name="Dash_20_192" draw:display-name="Dash 192" draw:style="rect" draw:dots1="1" draw:dots1-length="0.011cm" draw:dots2="1" draw:dots2-length="0.011cm" draw:distance="0.011cm"/>
    <draw:stroke-dash draw:name="Dash_20_193" draw:display-name="Dash 193" draw:style="rect" draw:dots1="1" draw:dots1-length="0.011cm" draw:dots2="1" draw:dots2-length="0.011cm" draw:distance="0.011cm"/>
    <draw:stroke-dash draw:name="Dash_20_194" draw:display-name="Dash 194" draw:style="rect" draw:dots1="1" draw:dots1-length="0.011cm" draw:dots2="1" draw:dots2-length="0.011cm" draw:distance="0.011cm"/>
    <draw:stroke-dash draw:name="Dash_20_195" draw:display-name="Dash 195" draw:style="rect" draw:dots1="1" draw:dots1-length="0.011cm" draw:dots2="1" draw:dots2-length="0.011cm" draw:distance="0.011cm"/>
    <draw:stroke-dash draw:name="Dash_20_196" draw:display-name="Dash 196" draw:style="rect" draw:dots1="1" draw:dots1-length="0.011cm" draw:dots2="1" draw:dots2-length="0.011cm" draw:distance="0.011cm"/>
    <draw:stroke-dash draw:name="Dash_20_197" draw:display-name="Dash 197" draw:style="rect" draw:dots1="1" draw:dots1-length="0.011cm" draw:dots2="1" draw:dots2-length="0.011cm" draw:distance="0.011cm"/>
    <draw:stroke-dash draw:name="Dash_20_198" draw:display-name="Dash 198" draw:style="rect" draw:dots1="1" draw:dots1-length="0.011cm" draw:dots2="1" draw:dots2-length="0.011cm" draw:distance="0.011cm"/>
    <draw:stroke-dash draw:name="Dash_20_199" draw:display-name="Dash 19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0" draw:display-name="Dash 200" draw:style="rect" draw:dots1="1" draw:dots1-length="0.011cm" draw:dots2="1" draw:dots2-length="0.011cm" draw:distance="0.011cm"/>
    <draw:stroke-dash draw:name="Dash_20_201" draw:display-name="Dash 201" draw:style="rect" draw:dots1="1" draw:dots1-length="0.011cm" draw:dots2="1" draw:dots2-length="0.011cm" draw:distance="0.011cm"/>
    <draw:stroke-dash draw:name="Dash_20_202" draw:display-name="Dash 202" draw:style="rect" draw:dots1="1" draw:dots1-length="0.011cm" draw:dots2="1" draw:dots2-length="0.011cm" draw:distance="0.011cm"/>
    <draw:stroke-dash draw:name="Dash_20_203" draw:display-name="Dash 203" draw:style="rect" draw:dots1="1" draw:dots1-length="0.011cm" draw:dots2="1" draw:dots2-length="0.011cm" draw:distance="0.011cm"/>
    <draw:stroke-dash draw:name="Dash_20_204" draw:display-name="Dash 204" draw:style="rect" draw:dots1="1" draw:dots1-length="0.011cm" draw:dots2="1" draw:dots2-length="0.011cm" draw:distance="0.011cm"/>
    <draw:stroke-dash draw:name="Dash_20_205" draw:display-name="Dash 205" draw:style="rect" draw:dots1="1" draw:dots1-length="0.011cm" draw:dots2="1" draw:dots2-length="0.011cm" draw:distance="0.011cm"/>
    <draw:stroke-dash draw:name="Dash_20_206" draw:display-name="Dash 206" draw:style="rect" draw:dots1="1" draw:dots1-length="0.011cm" draw:dots2="1" draw:dots2-length="0.011cm" draw:distance="0.011cm"/>
    <draw:stroke-dash draw:name="Dash_20_207" draw:display-name="Dash 207" draw:style="rect" draw:dots1="1" draw:dots1-length="0.011cm" draw:dots2="1" draw:dots2-length="0.011cm" draw:distance="0.011cm"/>
    <draw:stroke-dash draw:name="Dash_20_208" draw:display-name="Dash 208" draw:style="rect" draw:dots1="1" draw:dots1-length="0.011cm" draw:dots2="1" draw:dots2-length="0.011cm" draw:distance="0.011cm"/>
    <draw:stroke-dash draw:name="Dash_20_209" draw:display-name="Dash 209" draw:style="rect" draw:dots1="1" draw:dots1-length="0.011cm" draw:dots2="1" draw:dots2-length="0.011cm" draw:distance="0.011cm"/>
    <draw:stroke-dash draw:name="Dash_20_210" draw:display-name="Dash 210" draw:style="rect" draw:dots1="1" draw:dots1-length="0.011cm" draw:dots2="1" draw:dots2-length="0.011cm" draw:distance="0.011cm"/>
    <draw:stroke-dash draw:name="Dash_20_211" draw:display-name="Dash 211" draw:style="rect" draw:dots1="1" draw:dots1-length="0.011cm" draw:dots2="1" draw:dots2-length="0.011cm" draw:distance="0.011cm"/>
    <draw:stroke-dash draw:name="Dash_20_212" draw:display-name="Dash 212" draw:style="rect" draw:dots1="1" draw:dots1-length="0.011cm" draw:dots2="1" draw:dots2-length="0.011cm" draw:distance="0.011cm"/>
    <draw:stroke-dash draw:name="Dash_20_213" draw:display-name="Dash 213" draw:style="rect" draw:dots1="1" draw:dots1-length="0.011cm" draw:dots2="1" draw:dots2-length="0.011cm" draw:distance="0.011cm"/>
    <draw:stroke-dash draw:name="Dash_20_214" draw:display-name="Dash 214" draw:style="rect" draw:dots1="1" draw:dots1-length="0.011cm" draw:dots2="1" draw:dots2-length="0.011cm" draw:distance="0.011cm"/>
    <draw:stroke-dash draw:name="Dash_20_215" draw:display-name="Dash 215" draw:style="rect" draw:dots1="1" draw:dots1-length="0.011cm" draw:dots2="1" draw:dots2-length="0.011cm" draw:distance="0.011cm"/>
    <draw:stroke-dash draw:name="Dash_20_216" draw:display-name="Dash 216" draw:style="rect" draw:dots1="1" draw:dots1-length="0.011cm" draw:dots2="1" draw:dots2-length="0.011cm" draw:distance="0.011cm"/>
    <draw:stroke-dash draw:name="Dash_20_217" draw:display-name="Dash 217" draw:style="rect" draw:dots1="1" draw:dots1-length="0.011cm" draw:dots2="1" draw:dots2-length="0.011cm" draw:distance="0.011cm"/>
    <draw:stroke-dash draw:name="Dash_20_218" draw:display-name="Dash 218" draw:style="rect" draw:dots1="1" draw:dots1-length="0.011cm" draw:dots2="1" draw:dots2-length="0.011cm" draw:distance="0.011cm"/>
    <draw:stroke-dash draw:name="Dash_20_219" draw:display-name="Dash 219" draw:style="rect" draw:dots1="1" draw:dots1-length="0.011cm" draw:dots2="1" draw:dots2-length="0.011cm" draw:distance="0.011cm"/>
    <draw:stroke-dash draw:name="Dash_20_220" draw:display-name="Dash 220" draw:style="rect" draw:dots1="1" draw:dots1-length="0.011cm" draw:dots2="1" draw:dots2-length="0.011cm" draw:distance="0.011cm"/>
    <draw:stroke-dash draw:name="Dash_20_221" draw:display-name="Dash 221" draw:style="rect" draw:dots1="1" draw:dots1-length="0.011cm" draw:dots2="1" draw:dots2-length="0.011cm" draw:distance="0.011cm"/>
    <draw:stroke-dash draw:name="Dash_20_222" draw:display-name="Dash 222" draw:style="rect" draw:dots1="1" draw:dots1-length="0.011cm" draw:dots2="1" draw:dots2-length="0.011cm" draw:distance="0.011cm"/>
    <draw:stroke-dash draw:name="Dash_20_223" draw:display-name="Dash 223" draw:style="rect" draw:dots1="1" draw:dots1-length="0.011cm" draw:dots2="1" draw:dots2-length="0.011cm" draw:distance="0.011cm"/>
    <draw:stroke-dash draw:name="Dash_20_224" draw:display-name="Dash 224" draw:style="rect" draw:dots1="1" draw:dots1-length="0.011cm" draw:dots2="1" draw:dots2-length="0.011cm" draw:distance="0.011cm"/>
    <draw:stroke-dash draw:name="Dash_20_225" draw:display-name="Dash 225" draw:style="rect" draw:dots1="1" draw:dots1-length="0.011cm" draw:dots2="1" draw:dots2-length="0.011cm" draw:distance="0.011cm"/>
    <draw:stroke-dash draw:name="Dash_20_226" draw:display-name="Dash 226" draw:style="rect" draw:dots1="1" draw:dots1-length="0.011cm" draw:dots2="1" draw:dots2-length="0.011cm" draw:distance="0.011cm"/>
    <draw:stroke-dash draw:name="Dash_20_227" draw:display-name="Dash 227" draw:style="rect" draw:dots1="1" draw:dots1-length="0.011cm" draw:dots2="1" draw:dots2-length="0.011cm" draw:distance="0.011cm"/>
    <draw:stroke-dash draw:name="Dash_20_228" draw:display-name="Dash 228" draw:style="rect" draw:dots1="1" draw:dots1-length="0.011cm" draw:dots2="1" draw:dots2-length="0.011cm" draw:distance="0.011cm"/>
    <draw:stroke-dash draw:name="Dash_20_229" draw:display-name="Dash 229" draw:style="rect" draw:dots1="1" draw:dots1-length="0.011cm" draw:dots2="1" draw:dots2-length="0.011cm" draw:distance="0.011cm"/>
    <draw:stroke-dash draw:name="Dash_20_230" draw:display-name="Dash 230" draw:style="rect" draw:dots1="1" draw:dots1-length="0.011cm" draw:dots2="1" draw:dots2-length="0.011cm" draw:distance="0.011cm"/>
    <draw:stroke-dash draw:name="Dash_20_231" draw:display-name="Dash 231" draw:style="rect" draw:dots1="1" draw:dots1-length="0.011cm" draw:dots2="1" draw:dots2-length="0.011cm" draw:distance="0.011cm"/>
    <draw:stroke-dash draw:name="Dash_20_232" draw:display-name="Dash 232" draw:style="rect" draw:dots1="1" draw:dots1-length="0.011cm" draw:dots2="1" draw:dots2-length="0.011cm" draw:distance="0.011cm"/>
    <draw:stroke-dash draw:name="Dash_20_233" draw:display-name="Dash 233" draw:style="rect" draw:dots1="1" draw:dots1-length="0.011cm" draw:dots2="1" draw:dots2-length="0.011cm" draw:distance="0.011cm"/>
    <draw:stroke-dash draw:name="Dash_20_234" draw:display-name="Dash 234" draw:style="rect" draw:dots1="1" draw:dots1-length="0.011cm" draw:dots2="1" draw:dots2-length="0.011cm" draw:distance="0.011cm"/>
    <draw:stroke-dash draw:name="Dash_20_235" draw:display-name="Dash 235" draw:style="rect" draw:dots1="1" draw:dots1-length="0.011cm" draw:dots2="1" draw:dots2-length="0.011cm" draw:distance="0.011cm"/>
    <draw:stroke-dash draw:name="Dash_20_236" draw:display-name="Dash 236" draw:style="rect" draw:dots1="1" draw:dots1-length="0.011cm" draw:dots2="1" draw:dots2-length="0.011cm" draw:distance="0.011cm"/>
    <draw:stroke-dash draw:name="Dash_20_237" draw:display-name="Dash 237" draw:style="rect" draw:dots1="1" draw:dots1-length="0.011cm" draw:dots2="1" draw:dots2-length="0.011cm" draw:distance="0.011cm"/>
    <draw:stroke-dash draw:name="Dash_20_238" draw:display-name="Dash 238" draw:style="rect" draw:dots1="1" draw:dots1-length="0.011cm" draw:dots2="1" draw:dots2-length="0.011cm" draw:distance="0.011cm"/>
    <draw:stroke-dash draw:name="Dash_20_239" draw:display-name="Dash 239" draw:style="rect" draw:dots1="1" draw:dots1-length="0.011cm" draw:dots2="1" draw:dots2-length="0.011cm" draw:distance="0.011cm"/>
    <draw:stroke-dash draw:name="Dash_20_240" draw:display-name="Dash 240" draw:style="rect" draw:dots1="1" draw:dots1-length="0.011cm" draw:dots2="1" draw:dots2-length="0.011cm" draw:distance="0.011cm"/>
    <draw:stroke-dash draw:name="Dash_20_241" draw:display-name="Dash 241" draw:style="rect" draw:dots1="1" draw:dots1-length="0.011cm" draw:dots2="1" draw:dots2-length="0.011cm" draw:distance="0.011cm"/>
    <draw:stroke-dash draw:name="Dash_20_242" draw:display-name="Dash 242" draw:style="rect" draw:dots1="1" draw:dots1-length="0.011cm" draw:dots2="1" draw:dots2-length="0.011cm" draw:distance="0.011cm"/>
    <draw:stroke-dash draw:name="Dash_20_243" draw:display-name="Dash 243" draw:style="rect" draw:dots1="1" draw:dots1-length="0.011cm" draw:dots2="1" draw:dots2-length="0.011cm" draw:distance="0.011cm"/>
    <draw:stroke-dash draw:name="Dash_20_244" draw:display-name="Dash 244" draw:style="rect" draw:dots1="1" draw:dots1-length="0.011cm" draw:dots2="1" draw:dots2-length="0.011cm" draw:distance="0.011cm"/>
    <draw:stroke-dash draw:name="Dash_20_245" draw:display-name="Dash 245" draw:style="rect" draw:dots1="1" draw:dots1-length="0.011cm" draw:dots2="1" draw:dots2-length="0.011cm" draw:distance="0.011cm"/>
    <draw:stroke-dash draw:name="Dash_20_246" draw:display-name="Dash 246" draw:style="rect" draw:dots1="1" draw:dots1-length="0.011cm" draw:dots2="1" draw:dots2-length="0.011cm" draw:distance="0.011cm"/>
    <draw:stroke-dash draw:name="Dash_20_247" draw:display-name="Dash 247" draw:style="rect" draw:dots1="1" draw:dots1-length="0.011cm" draw:dots2="1" draw:dots2-length="0.011cm" draw:distance="0.011cm"/>
    <draw:stroke-dash draw:name="Dash_20_248" draw:display-name="Dash 248" draw:style="rect" draw:dots1="1" draw:dots1-length="0.011cm" draw:dots2="1" draw:dots2-length="0.011cm" draw:distance="0.011cm"/>
    <draw:stroke-dash draw:name="Dash_20_249" draw:display-name="Dash 249" draw:style="rect" draw:dots1="1" draw:dots1-length="0.011cm" draw:dots2="1" draw:dots2-length="0.011cm" draw:distance="0.011cm"/>
    <draw:stroke-dash draw:name="Dash_20_250" draw:display-name="Dash 250" draw:style="rect" draw:dots1="1" draw:dots1-length="0.011cm" draw:dots2="1" draw:dots2-length="0.011cm" draw:distance="0.011cm"/>
    <draw:stroke-dash draw:name="Dash_20_251" draw:display-name="Dash 251" draw:style="rect" draw:dots1="1" draw:dots1-length="0.011cm" draw:dots2="1" draw:dots2-length="0.011cm" draw:distance="0.011cm"/>
    <draw:stroke-dash draw:name="Dash_20_252" draw:display-name="Dash 252" draw:style="rect" draw:dots1="1" draw:dots1-length="0.011cm" draw:dots2="1" draw:dots2-length="0.011cm" draw:distance="0.011cm"/>
    <draw:stroke-dash draw:name="Dash_20_253" draw:display-name="Dash 253" draw:style="rect" draw:dots1="1" draw:dots1-length="0.011cm" draw:dots2="1" draw:dots2-length="0.011cm" draw:distance="0.011cm"/>
    <draw:stroke-dash draw:name="Dash_20_254" draw:display-name="Dash 254" draw:style="rect" draw:dots1="1" draw:dots1-length="0.011cm" draw:dots2="1" draw:dots2-length="0.011cm" draw:distance="0.011cm"/>
    <draw:stroke-dash draw:name="Dash_20_255" draw:display-name="Dash 255" draw:style="rect" draw:dots1="1" draw:dots1-length="0.011cm" draw:dots2="1" draw:dots2-length="0.011cm" draw:distance="0.011cm"/>
    <draw:stroke-dash draw:name="Dash_20_256" draw:display-name="Dash 256" draw:style="rect" draw:dots1="1" draw:dots1-length="0.011cm" draw:dots2="1" draw:dots2-length="0.011cm" draw:distance="0.011cm"/>
    <draw:stroke-dash draw:name="Dash_20_257" draw:display-name="Dash 257" draw:style="rect" draw:dots1="1" draw:dots1-length="0.011cm" draw:dots2="1" draw:dots2-length="0.011cm" draw:distance="0.011cm"/>
    <draw:stroke-dash draw:name="Dash_20_258" draw:display-name="Dash 258" draw:style="rect" draw:dots1="1" draw:dots1-length="0.011cm" draw:dots2="1" draw:dots2-length="0.011cm" draw:distance="0.011cm"/>
    <draw:stroke-dash draw:name="Dash_20_259" draw:display-name="Dash 259" draw:style="rect" draw:dots1="1" draw:dots1-length="0.011cm" draw:dots2="1" draw:dots2-length="0.011cm" draw:distance="0.011cm"/>
    <draw:stroke-dash draw:name="Dash_20_260" draw:display-name="Dash 260" draw:style="rect" draw:dots1="1" draw:dots1-length="0.011cm" draw:dots2="1" draw:dots2-length="0.011cm" draw:distance="0.011cm"/>
    <draw:stroke-dash draw:name="Dash_20_261" draw:display-name="Dash 261" draw:style="rect" draw:dots1="1" draw:dots1-length="0.011cm" draw:dots2="1" draw:dots2-length="0.011cm" draw:distance="0.011cm"/>
    <draw:stroke-dash draw:name="Dash_20_262" draw:display-name="Dash 262" draw:style="rect" draw:dots1="1" draw:dots1-length="0.011cm" draw:dots2="1" draw:dots2-length="0.011cm" draw:distance="0.011cm"/>
    <draw:stroke-dash draw:name="Dash_20_263" draw:display-name="Dash 263" draw:style="rect" draw:dots1="1" draw:dots1-length="0.011cm" draw:dots2="1" draw:dots2-length="0.011cm" draw:distance="0.011cm"/>
    <draw:stroke-dash draw:name="Dash_20_264" draw:display-name="Dash 264" draw:style="rect" draw:dots1="1" draw:dots1-length="0.011cm" draw:dots2="1" draw:dots2-length="0.011cm" draw:distance="0.011cm"/>
    <draw:stroke-dash draw:name="Dash_20_265" draw:display-name="Dash 265" draw:style="rect" draw:dots1="1" draw:dots1-length="0.011cm" draw:dots2="1" draw:dots2-length="0.011cm" draw:distance="0.011cm"/>
    <draw:stroke-dash draw:name="Dash_20_266" draw:display-name="Dash 266" draw:style="rect" draw:dots1="1" draw:dots1-length="0.011cm" draw:dots2="1" draw:dots2-length="0.011cm" draw:distance="0.011cm"/>
    <draw:stroke-dash draw:name="Dash_20_267" draw:display-name="Dash 267" draw:style="rect" draw:dots1="1" draw:dots1-length="0.011cm" draw:dots2="1" draw:dots2-length="0.011cm" draw:distance="0.011cm"/>
    <draw:stroke-dash draw:name="Dash_20_268" draw:display-name="Dash 268" draw:style="rect" draw:dots1="1" draw:dots1-length="0.011cm" draw:dots2="1" draw:dots2-length="0.011cm" draw:distance="0.011cm"/>
    <draw:stroke-dash draw:name="Dash_20_269" draw:display-name="Dash 269" draw:style="rect" draw:dots1="1" draw:dots1-length="0.011cm" draw:dots2="1" draw:dots2-length="0.011cm" draw:distance="0.011cm"/>
    <draw:stroke-dash draw:name="Dash_20_270" draw:display-name="Dash 270" draw:style="rect" draw:dots1="1" draw:dots1-length="0.011cm" draw:dots2="1" draw:dots2-length="0.011cm" draw:distance="0.011cm"/>
    <draw:stroke-dash draw:name="Dash_20_271" draw:display-name="Dash 271" draw:style="rect" draw:dots1="1" draw:dots1-length="0.011cm" draw:dots2="1" draw:dots2-length="0.011cm" draw:distance="0.01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fo:padding="0cm" fo:border-left="none" fo:border-right="none" fo:border-top="0.002cm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Times New Roman1"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 fo:text-align="end" style:justify-single-word="false" fo:padding="0cm" fo:border="none" style:shadow="none"/>
      <style:text-properties fo:color="#ff0000" fo:font-size="10pt" fo:font-weight="bold" style:font-size-asian="10pt" style:font-weight-asian="bold" style:font-size-complex="10pt" style:font-weight-complex="bold"/>
    </style:style>
    <style:style style:name="MP2" style:family="paragraph">
      <style:paragraph-properties fo:margin-left="0cm" fo:margin-right="0cm" fo:margin-top="0cm" fo:margin-bottom="0cm" fo:line-height="100%" fo:text-align="center" fo:text-indent="0cm"/>
    </style:style>
    <style:style style:name="M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margin-left="0cm" fo:margin-right="0cm" fo:margin-top="0cm" fo:margin-bottom="0cm" fo:line-height="100%" fo:text-align="center" fo:text-indent="0cm"/>
      <style:text-properties fo:color="#0099ff" style:text-outline="false" style:text-line-through-style="none" style:font-name="zemiakovy salat CE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M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Header">
      <style:paragraph-properties fo:margin-top="0cm" fo:margin-bottom="0cm" fo:text-align="end" style:justify-single-word="false" fo:padding="0cm" fo:border="none" style:shadow="none"/>
      <style:text-properties fo:font-size="10pt" fo:language="en" fo:country="US" style:font-size-asian="10pt" style:font-size-complex="10pt"/>
    </style:style>
    <style:style style:name="MP7" style:family="paragraph" style:parent-style-name="Footer">
      <style:paragraph-properties fo:text-align="justify" style:justify-single-word="false" fo:padding="0cm" fo:border="none" style:shadow="none"/>
      <style:text-properties fo:font-size="8pt" style:font-size-asian="8pt" style:font-size-complex="8pt"/>
    </style:style>
    <style:style style:name="MP8" style:family="paragraph" style:parent-style-name="Footer">
      <style:paragraph-properties fo:text-align="center" style:justify-single-word="false" fo:padding="0cm" fo:border="none" style:shadow="none"/>
      <style:text-properties fo:font-size="8pt" style:font-size-asian="8pt" style:font-size-complex="8pt"/>
    </style:style>
    <style:style style:name="MT1" style:family="text">
      <style:text-properties fo:color="#5e11a6" style:text-outline="false" style:text-line-through-style="none" style:font-name="Neuropo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0099ff" style:text-outline="false" style:text-line-through-style="none" style:font-name="zemiakovy salat CE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M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svg:stroke-color="#00808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top" draw:fit-to-size="tru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M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draw:auto-grow-height="false" draw:auto-grow-width="false" draw:fit-to-size="true" fo:min-height="0.009cm" fo:min-width="2.357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Mgr4" style:family="graphic">
      <style:graphic-properties style:run-through="foreground"/>
    </style:style>
    <style:style style:name="M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5689" draw:fill-gradient-name="Gradient_20_1" draw:fill-hatch-name="Black_20_0_20_Degrees" draw:fill-image-name="Empty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Mgr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afa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M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777a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Mgr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3a5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Mgr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b1ffa5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Mgr1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1cff7a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Mgr1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e69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Mgr1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Mgr1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dd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Mgr1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aa5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48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g text:anchor-type="paragraph" draw:z-index="6" draw:style-name="Mgr1"><draw:rect draw:style-name="Mgr2" draw:text-style-name="MP3" svg:width="2.747cm" svg:height="0.888cm" svg:x="0.323cm" svg:y="-0.12cm"><text:p text:style-name="MP2"><text:span text:style-name="MT1">PaySoft</text:span></text:p></draw:rect><draw:frame draw:style-name="Mgr3" draw:text-style-name="MP4" svg:width="2.774cm" svg:height="0.271cm" svg:x="0.143cm" svg:y="0.668cm"><draw:text-box><text:p text:style-name="MP2"><text:span text:style-name="MT2">Secure and Reliable Systems</text:span></text:p></draw:text-box></draw:frame><draw:g draw:style-name="Mgr4"><draw:rect draw:style-name="Mgr5" draw:text-style-name="MP5" svg:width="0.07cm" svg:height="0.07cm" svg:x="0.002cm" svg:y="0.323cm"><text:p/></draw:rect><draw:rect draw:style-name="Mgr6" draw:text-style-name="MP5" svg:width="0.07cm" svg:height="0.07cm" svg:x="0.208cm" svg:y="0.531cm"><text:p/></draw:rect><draw:rect draw:style-name="Mgr7" draw:text-style-name="MP5" svg:width="0.07cm" svg:height="0.07cm" svg:x="0.208cm" svg:y="0.392cm"><text:p/></draw:rect><draw:rect draw:style-name="Mgr8" draw:text-style-name="MP5" svg:width="0.07cm" svg:height="0.07cm" svg:x="0.208cm" svg:y="0.254cm"><text:p/></draw:rect><draw:rect draw:style-name="Mgr9" draw:text-style-name="MP5" svg:width="0.07cm" svg:height="0.07cm" svg:x="0.208cm" svg:y="0.116cm"><text:p/></draw:rect><draw:rect draw:style-name="Mgr10" draw:text-style-name="MP5" svg:width="0.07cm" svg:height="0.07cm" svg:x="0.14cm" svg:y="0.323cm"><text:p/></draw:rect><draw:rect draw:style-name="Mgr11" draw:text-style-name="MP5" svg:width="0.07cm" svg:height="0.071cm" svg:x="0.14cm" svg:y="0.46cm"><text:p/></draw:rect><draw:rect draw:style-name="Mgr12" draw:text-style-name="MP5" svg:width="0.07cm" svg:height="0.07cm" svg:x="0.071cm" svg:y="0.392cm"><text:p/></draw:rect><draw:rect draw:style-name="Mgr13" draw:text-style-name="MP5" svg:width="0.07cm" svg:height="0.07cm" svg:x="0.14cm" svg:y="0.185cm"><text:p/></draw:rect><draw:rect draw:style-name="Mgr14" draw:text-style-name="MP5" svg:width="0.07cm" svg:height="0.07cm" svg:x="0.071cm" svg:y="0.254cm"><text:p/></draw:rect></draw:g></draw:g>Конфиденциально</text:p>
        <text:p text:style-name="MP6">© 2009 PaySoft</text:p>
      </style:header>
      <style:footer>
        <text:p text:style-name="MP7">Никакая часть настоящего документа не может быть воспроизведена или передана в какой бы то ни было форме или какими то ни было средствами, электронными или механическими, для какой бы то ни было цели, без письменного разрешения компании PaySoft.</text:p>
        <text:p text:style-name="MP7"/>
        <text:p text:style-name="MP8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9-11-07T18:04:10.98</meta:creation-date>
    <meta:editing-cycles>56</meta:editing-cycles>
    <meta:editing-duration>PT03H49M28S</meta:editing-duration>
    <meta:initial-creator>Yerzhan Tulepov</meta:initial-creator>
    <dc:date>2009-11-07T22:32:39.67</dc:date>
    <dc:creator>Yerzhan Tulepov</dc:creator>
    <meta:document-statistic meta:table-count="0" meta:image-count="0" meta:object-count="0" meta:page-count="7" meta:paragraph-count="115" meta:word-count="882" meta:character-count="6176"/>
    <meta:user-defined meta:name="Поле 1"/>
    <meta:user-defined meta:name="Поле 2"/>
    <meta:user-defined meta:name="Поле 3"/>
    <meta:user-defined meta:name="Поле 4"/>
  </office:meta>
</office:document-meta>
</file>